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itocal200_diagram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_in</text:p>
          </table:table-cell>
          <table:table-cell office:value-type="string" calcext:value-type="string">
            <text:p>T_out</text:p>
          </table:table-cell>
          <table:table-cell office:value-type="string" calcext:value-type="string">
            <text:p>P_th</text:p>
          </table:table-cell>
          <table:table-cell office:value-type="string" calcext:value-type="string">
            <text:p>P_el</text:p>
          </table:table-cell>
          <table:table-cell table:number-columns-repeated="4"/>
        </table:table-row>
        <table:table-row table:style-name="ro1">
          <table:table-cell office:value-type="float" office:value="-20.003" calcext:value-type="float">
            <text:p>-20,003</text:p>
          </table:table-cell>
          <table:table-cell office:value-type="float" office:value="35" calcext:value-type="float">
            <text:p>35</text:p>
          </table:table-cell>
          <table:table-cell office:value-type="float" office:value="2.5579" calcext:value-type="float">
            <text:p>2,5579</text:p>
          </table:table-cell>
          <table:table-cell office:value-type="float" office:value="1.2505" calcext:value-type="float">
            <text:p>1,2505</text:p>
          </table:table-cell>
          <table:table-cell table:number-columns-repeated="4"/>
        </table:table-row>
        <table:table-row table:style-name="ro1">
          <table:table-cell office:value-type="float" office:value="-19.9854" calcext:value-type="float">
            <text:p>-19,9854</text:p>
          </table:table-cell>
          <table:table-cell office:value-type="float" office:value="35" calcext:value-type="float">
            <text:p>35</text:p>
          </table:table-cell>
          <table:table-cell office:value-type="float" office:value="2.5595" calcext:value-type="float">
            <text:p>2,5595</text:p>
          </table:table-cell>
          <table:table-cell office:value-type="float" office:value="1.2507" calcext:value-type="float">
            <text:p>1,2507</text:p>
          </table:table-cell>
          <table:table-cell table:number-columns-repeated="4"/>
        </table:table-row>
        <table:table-row table:style-name="ro1">
          <table:table-cell office:value-type="float" office:value="-19.9375" calcext:value-type="float">
            <text:p>-19,9375</text:p>
          </table:table-cell>
          <table:table-cell office:value-type="float" office:value="35" calcext:value-type="float">
            <text:p>35</text:p>
          </table:table-cell>
          <table:table-cell office:value-type="float" office:value="2.564" calcext:value-type="float">
            <text:p>2,564</text:p>
          </table:table-cell>
          <table:table-cell office:value-type="float" office:value="1.2512" calcext:value-type="float">
            <text:p>1,2512</text:p>
          </table:table-cell>
          <table:table-cell table:number-columns-repeated="4"/>
        </table:table-row>
        <table:table-row table:style-name="ro1">
          <table:table-cell office:value-type="float" office:value="-19.9331" calcext:value-type="float">
            <text:p>-19,9331</text:p>
          </table:table-cell>
          <table:table-cell office:value-type="float" office:value="35" calcext:value-type="float">
            <text:p>35</text:p>
          </table:table-cell>
          <table:table-cell office:value-type="float" office:value="2.5644" calcext:value-type="float">
            <text:p>2,5644</text:p>
          </table:table-cell>
          <table:table-cell office:value-type="float" office:value="1.2513" calcext:value-type="float">
            <text:p>1,2513</text:p>
          </table:table-cell>
          <table:table-cell table:number-columns-repeated="4"/>
        </table:table-row>
        <table:table-row table:style-name="ro1">
          <table:table-cell office:value-type="float" office:value="-18.8389" calcext:value-type="float">
            <text:p>-18,8389</text:p>
          </table:table-cell>
          <table:table-cell office:value-type="float" office:value="35" calcext:value-type="float">
            <text:p>35</text:p>
          </table:table-cell>
          <table:table-cell office:value-type="float" office:value="2.6674" calcext:value-type="float">
            <text:p>2,6674</text:p>
          </table:table-cell>
          <table:table-cell office:value-type="float" office:value="1.2627" calcext:value-type="float">
            <text:p>1,2627</text:p>
          </table:table-cell>
          <table:table-cell table:number-columns-repeated="4"/>
        </table:table-row>
        <table:table-row table:style-name="ro1">
          <table:table-cell office:value-type="float" office:value="-17.4633" calcext:value-type="float">
            <text:p>-17,4633</text:p>
          </table:table-cell>
          <table:table-cell office:value-type="float" office:value="35" calcext:value-type="float">
            <text:p>35</text:p>
          </table:table-cell>
          <table:table-cell office:value-type="float" office:value="2.7968" calcext:value-type="float">
            <text:p>2,7968</text:p>
          </table:table-cell>
          <table:table-cell office:value-type="float" office:value="1.2771" calcext:value-type="float">
            <text:p>1,2771</text:p>
          </table:table-cell>
          <table:table-cell table:number-columns-repeated="4"/>
        </table:table-row>
        <table:table-row table:style-name="ro1">
          <table:table-cell office:value-type="float" office:value="-13.7694" calcext:value-type="float">
            <text:p>-13,7694</text:p>
          </table:table-cell>
          <table:table-cell office:value-type="float" office:value="35" calcext:value-type="float">
            <text:p>35</text:p>
          </table:table-cell>
          <table:table-cell office:value-type="float" office:value="3.1444" calcext:value-type="float">
            <text:p>3,1444</text:p>
          </table:table-cell>
          <table:table-cell office:value-type="float" office:value="1.3149" calcext:value-type="float">
            <text:p>1,3149</text:p>
          </table:table-cell>
          <table:table-cell table:number-columns-repeated="4"/>
        </table:table-row>
        <table:table-row table:style-name="ro1">
          <table:table-cell office:value-type="float" office:value="-12.9522" calcext:value-type="float">
            <text:p>-12,9522</text:p>
          </table:table-cell>
          <table:table-cell office:value-type="float" office:value="35" calcext:value-type="float">
            <text:p>35</text:p>
          </table:table-cell>
          <table:table-cell office:value-type="float" office:value="3.2213" calcext:value-type="float">
            <text:p>3,2213</text:p>
          </table:table-cell>
          <table:table-cell office:value-type="float" office:value="1.323" calcext:value-type="float">
            <text:p>1,323</text:p>
          </table:table-cell>
          <table:table-cell table:number-columns-repeated="4"/>
        </table:table-row>
        <table:table-row table:style-name="ro1">
          <table:table-cell office:value-type="float" office:value="-10.4352" calcext:value-type="float">
            <text:p>-10,4352</text:p>
          </table:table-cell>
          <table:table-cell office:value-type="float" office:value="35" calcext:value-type="float">
            <text:p>35</text:p>
          </table:table-cell>
          <table:table-cell office:value-type="float" office:value="3.4589" calcext:value-type="float">
            <text:p>3,4589</text:p>
          </table:table-cell>
          <table:table-cell office:value-type="float" office:value="1.3463" calcext:value-type="float">
            <text:p>1,3463</text:p>
          </table:table-cell>
          <table:table-cell table:number-columns-repeated="4"/>
        </table:table-row>
        <table:table-row table:style-name="ro1">
          <table:table-cell office:value-type="float" office:value="-9.9266" calcext:value-type="float">
            <text:p>-9,9266</text:p>
          </table:table-cell>
          <table:table-cell office:value-type="float" office:value="35" calcext:value-type="float">
            <text:p>35</text:p>
          </table:table-cell>
          <table:table-cell office:value-type="float" office:value="3.5071" calcext:value-type="float">
            <text:p>3,5071</text:p>
          </table:table-cell>
          <table:table-cell office:value-type="float" office:value="1.3506" calcext:value-type="float">
            <text:p>1,3506</text:p>
          </table:table-cell>
          <table:table-cell table:number-columns-repeated="4"/>
        </table:table-row>
        <table:table-row table:style-name="ro1">
          <table:table-cell office:value-type="float" office:value="-8.7683" calcext:value-type="float">
            <text:p>-8,7683</text:p>
          </table:table-cell>
          <table:table-cell office:value-type="float" office:value="35" calcext:value-type="float">
            <text:p>35</text:p>
          </table:table-cell>
          <table:table-cell office:value-type="float" office:value="3.6227" calcext:value-type="float">
            <text:p>3,6227</text:p>
          </table:table-cell>
          <table:table-cell office:value-type="float" office:value="1.359" calcext:value-type="float">
            <text:p>1,359</text:p>
          </table:table-cell>
          <table:table-cell table:number-columns-repeated="4"/>
        </table:table-row>
        <table:table-row table:style-name="ro1">
          <table:table-cell office:value-type="float" office:value="-8.7065" calcext:value-type="float">
            <text:p>-8,7065</text:p>
          </table:table-cell>
          <table:table-cell office:value-type="float" office:value="35" calcext:value-type="float">
            <text:p>35</text:p>
          </table:table-cell>
          <table:table-cell office:value-type="float" office:value="3.6298" calcext:value-type="float">
            <text:p>3,6298</text:p>
          </table:table-cell>
          <table:table-cell office:value-type="float" office:value="1.3593" calcext:value-type="float">
            <text:p>1,3593</text:p>
          </table:table-cell>
          <table:table-cell table:number-columns-repeated="4"/>
        </table:table-row>
        <table:table-row table:style-name="ro1">
          <table:table-cell office:value-type="float" office:value="-7.097" calcext:value-type="float">
            <text:p>-7,097</text:p>
          </table:table-cell>
          <table:table-cell office:value-type="float" office:value="35" calcext:value-type="float">
            <text:p>35</text:p>
          </table:table-cell>
          <table:table-cell office:value-type="float" office:value="3.8007" calcext:value-type="float">
            <text:p>3,8007</text:p>
          </table:table-cell>
          <table:table-cell office:value-type="float" office:value="1.3583" calcext:value-type="float">
            <text:p>1,3583</text:p>
          </table:table-cell>
          <table:table-cell table:number-columns-repeated="4"/>
        </table:table-row>
        <table:table-row table:style-name="ro1">
          <table:table-cell office:value-type="float" office:value="-7.0798" calcext:value-type="float">
            <text:p>-7,0798</text:p>
          </table:table-cell>
          <table:table-cell office:value-type="float" office:value="35" calcext:value-type="float">
            <text:p>35</text:p>
          </table:table-cell>
          <table:table-cell office:value-type="float" office:value="3.8026" calcext:value-type="float">
            <text:p>3,8026</text:p>
          </table:table-cell>
          <table:table-cell office:value-type="float" office:value="1.3579" calcext:value-type="float">
            <text:p>1,3579</text:p>
          </table:table-cell>
          <table:table-cell table:number-columns-repeated="4"/>
        </table:table-row>
        <table:table-row table:style-name="ro1">
          <table:table-cell office:value-type="float" office:value="-7.0295" calcext:value-type="float">
            <text:p>-7,0295</text:p>
          </table:table-cell>
          <table:table-cell office:value-type="float" office:value="35" calcext:value-type="float">
            <text:p>35</text:p>
          </table:table-cell>
          <table:table-cell office:value-type="float" office:value="3.8081" calcext:value-type="float">
            <text:p>3,8081</text:p>
          </table:table-cell>
          <table:table-cell office:value-type="float" office:value="1.3568" calcext:value-type="float">
            <text:p>1,3568</text:p>
          </table:table-cell>
          <table:table-cell table:number-columns-repeated="4"/>
        </table:table-row>
        <table:table-row table:style-name="ro1">
          <table:table-cell office:value-type="float" office:value="-7.0274" calcext:value-type="float">
            <text:p>-7,0274</text:p>
          </table:table-cell>
          <table:table-cell office:value-type="float" office:value="35" calcext:value-type="float">
            <text:p>35</text:p>
          </table:table-cell>
          <table:table-cell office:value-type="float" office:value="3.8083" calcext:value-type="float">
            <text:p>3,8083</text:p>
          </table:table-cell>
          <table:table-cell office:value-type="float" office:value="1.3568" calcext:value-type="float">
            <text:p>1,3568</text:p>
          </table:table-cell>
          <table:table-cell table:number-columns-repeated="4"/>
        </table:table-row>
        <table:table-row table:style-name="ro1">
          <table:table-cell office:value-type="float" office:value="-7.0095" calcext:value-type="float">
            <text:p>-7,0095</text:p>
          </table:table-cell>
          <table:table-cell office:value-type="float" office:value="35" calcext:value-type="float">
            <text:p>35</text:p>
          </table:table-cell>
          <table:table-cell office:value-type="float" office:value="3.8103" calcext:value-type="float">
            <text:p>3,8103</text:p>
          </table:table-cell>
          <table:table-cell office:value-type="float" office:value="1.3563" calcext:value-type="float">
            <text:p>1,3563</text:p>
          </table:table-cell>
          <table:table-cell table:number-columns-repeated="4"/>
        </table:table-row>
        <table:table-row table:style-name="ro1">
          <table:table-cell office:value-type="float" office:value="-6.4015" calcext:value-type="float">
            <text:p>-6,4015</text:p>
          </table:table-cell>
          <table:table-cell office:value-type="float" office:value="35" calcext:value-type="float">
            <text:p>35</text:p>
          </table:table-cell>
          <table:table-cell office:value-type="float" office:value="3.8011" calcext:value-type="float">
            <text:p>3,8011</text:p>
          </table:table-cell>
          <table:table-cell office:value-type="float" office:value="1.3114" calcext:value-type="float">
            <text:p>1,3114</text:p>
          </table:table-cell>
          <table:table-cell table:number-columns-repeated="4"/>
        </table:table-row>
        <table:table-row table:style-name="ro1">
          <table:table-cell office:value-type="float" office:value="-6.3647" calcext:value-type="float">
            <text:p>-6,3647</text:p>
          </table:table-cell>
          <table:table-cell office:value-type="float" office:value="35" calcext:value-type="float">
            <text:p>35</text:p>
          </table:table-cell>
          <table:table-cell office:value-type="float" office:value="3.796" calcext:value-type="float">
            <text:p>3,796</text:p>
          </table:table-cell>
          <table:table-cell office:value-type="float" office:value="1.3081" calcext:value-type="float">
            <text:p>1,3081</text:p>
          </table:table-cell>
          <table:table-cell table:number-columns-repeated="4"/>
        </table:table-row>
        <table:table-row table:style-name="ro1">
          <table:table-cell office:value-type="float" office:value="-5.7952" calcext:value-type="float">
            <text:p>-5,7952</text:p>
          </table:table-cell>
          <table:table-cell office:value-type="float" office:value="35" calcext:value-type="float">
            <text:p>35</text:p>
          </table:table-cell>
          <table:table-cell office:value-type="float" office:value="3.7199" calcext:value-type="float">
            <text:p>3,7199</text:p>
          </table:table-cell>
          <table:table-cell office:value-type="float" office:value="1.2672" calcext:value-type="float">
            <text:p>1,2672</text:p>
          </table:table-cell>
          <table:table-cell table:number-columns-repeated="4"/>
        </table:table-row>
        <table:table-row table:style-name="ro1">
          <table:table-cell office:value-type="float" office:value="-4.6471" calcext:value-type="float">
            <text:p>-4,6471</text:p>
          </table:table-cell>
          <table:table-cell office:value-type="float" office:value="35" calcext:value-type="float">
            <text:p>35</text:p>
          </table:table-cell>
          <table:table-cell office:value-type="float" office:value="3.5635" calcext:value-type="float">
            <text:p>3,5635</text:p>
          </table:table-cell>
          <table:table-cell office:value-type="float" office:value="1.1982" calcext:value-type="float">
            <text:p>1,1982</text:p>
          </table:table-cell>
          <table:table-cell table:number-columns-repeated="4"/>
        </table:table-row>
        <table:table-row table:style-name="ro1">
          <table:table-cell office:value-type="float" office:value="-4.1157" calcext:value-type="float">
            <text:p>-4,1157</text:p>
          </table:table-cell>
          <table:table-cell office:value-type="float" office:value="35" calcext:value-type="float">
            <text:p>35</text:p>
          </table:table-cell>
          <table:table-cell office:value-type="float" office:value="3.4889" calcext:value-type="float">
            <text:p>3,4889</text:p>
          </table:table-cell>
          <table:table-cell office:value-type="float" office:value="1.1667" calcext:value-type="float">
            <text:p>1,1667</text:p>
          </table:table-cell>
          <table:table-cell table:number-columns-repeated="4"/>
        </table:table-row>
        <table:table-row table:style-name="ro1">
          <table:table-cell office:value-type="float" office:value="-3.8707" calcext:value-type="float">
            <text:p>-3,8707</text:p>
          </table:table-cell>
          <table:table-cell office:value-type="float" office:value="35" calcext:value-type="float">
            <text:p>35</text:p>
          </table:table-cell>
          <table:table-cell office:value-type="float" office:value="3.4541" calcext:value-type="float">
            <text:p>3,4541</text:p>
          </table:table-cell>
          <table:table-cell office:value-type="float" office:value="1.1517" calcext:value-type="float">
            <text:p>1,1517</text:p>
          </table:table-cell>
          <table:table-cell table:number-columns-repeated="4"/>
        </table:table-row>
        <table:table-row table:style-name="ro1">
          <table:table-cell office:value-type="float" office:value="-3.7109" calcext:value-type="float">
            <text:p>-3,7109</text:p>
          </table:table-cell>
          <table:table-cell office:value-type="float" office:value="35" calcext:value-type="float">
            <text:p>35</text:p>
          </table:table-cell>
          <table:table-cell office:value-type="float" office:value="3.4313" calcext:value-type="float">
            <text:p>3,4313</text:p>
          </table:table-cell>
          <table:table-cell office:value-type="float" office:value="1.1418" calcext:value-type="float">
            <text:p>1,1418</text:p>
          </table:table-cell>
          <table:table-cell table:number-columns-repeated="4"/>
        </table:table-row>
        <table:table-row table:style-name="ro1">
          <table:table-cell office:value-type="float" office:value="-1.1073" calcext:value-type="float">
            <text:p>-1,1073</text:p>
          </table:table-cell>
          <table:table-cell office:value-type="float" office:value="35" calcext:value-type="float">
            <text:p>35</text:p>
          </table:table-cell>
          <table:table-cell office:value-type="float" office:value="3.0549" calcext:value-type="float">
            <text:p>3,0549</text:p>
          </table:table-cell>
          <table:table-cell office:value-type="float" office:value="0.9591" calcext:value-type="float">
            <text:p>0,9591</text:p>
          </table:table-cell>
          <table:table-cell table:number-columns-repeated="4"/>
        </table:table-row>
        <table:table-row table:style-name="ro1">
          <table:table-cell office:value-type="float" office:value="-1.074" calcext:value-type="float">
            <text:p>-1,074</text:p>
          </table:table-cell>
          <table:table-cell office:value-type="float" office:value="35" calcext:value-type="float">
            <text:p>35</text:p>
          </table:table-cell>
          <table:table-cell office:value-type="float" office:value="3.0501" calcext:value-type="float">
            <text:p>3,0501</text:p>
          </table:table-cell>
          <table:table-cell office:value-type="float" office:value="0.9568" calcext:value-type="float">
            <text:p>0,9568</text:p>
          </table:table-cell>
          <table:table-cell table:number-columns-repeated="4"/>
        </table:table-row>
        <table:table-row table:style-name="ro1">
          <table:table-cell office:value-type="float" office:value="-0.5452" calcext:value-type="float">
            <text:p>-0,5452</text:p>
          </table:table-cell>
          <table:table-cell office:value-type="float" office:value="35" calcext:value-type="float">
            <text:p>35</text:p>
          </table:table-cell>
          <table:table-cell office:value-type="float" office:value="2.974" calcext:value-type="float">
            <text:p>2,974</text:p>
          </table:table-cell>
          <table:table-cell office:value-type="float" office:value="0.9206" calcext:value-type="float">
            <text:p>0,9206</text:p>
          </table:table-cell>
          <table:table-cell table:number-columns-repeated="4"/>
        </table:table-row>
        <table:table-row table:style-name="ro1">
          <table:table-cell office:value-type="float" office:value="-0.1405" calcext:value-type="float">
            <text:p>-0,1405</text:p>
          </table:table-cell>
          <table:table-cell office:value-type="float" office:value="35" calcext:value-type="float">
            <text:p>35</text:p>
          </table:table-cell>
          <table:table-cell office:value-type="float" office:value="2.9165" calcext:value-type="float">
            <text:p>2,9165</text:p>
          </table:table-cell>
          <table:table-cell office:value-type="float" office:value="0.8938" calcext:value-type="float">
            <text:p>0,8938</text:p>
          </table:table-cell>
          <table:table-cell table:number-columns-repeated="4"/>
        </table:table-row>
        <table:table-row table:style-name="ro1">
          <table:table-cell office:value-type="float" office:value="0.4313" calcext:value-type="float">
            <text:p>0,4313</text:p>
          </table:table-cell>
          <table:table-cell office:value-type="float" office:value="35" calcext:value-type="float">
            <text:p>35</text:p>
          </table:table-cell>
          <table:table-cell office:value-type="float" office:value="2.8379" calcext:value-type="float">
            <text:p>2,8379</text:p>
          </table:table-cell>
          <table:table-cell office:value-type="float" office:value="0.8572" calcext:value-type="float">
            <text:p>0,8572</text:p>
          </table:table-cell>
          <table:table-cell table:number-columns-repeated="4"/>
        </table:table-row>
        <table:table-row table:style-name="ro1">
          <table:table-cell office:value-type="float" office:value="0.7101" calcext:value-type="float">
            <text:p>0,7101</text:p>
          </table:table-cell>
          <table:table-cell office:value-type="float" office:value="35" calcext:value-type="float">
            <text:p>35</text:p>
          </table:table-cell>
          <table:table-cell office:value-type="float" office:value="2.8016" calcext:value-type="float">
            <text:p>2,8016</text:p>
          </table:table-cell>
          <table:table-cell office:value-type="float" office:value="0.8401" calcext:value-type="float">
            <text:p>0,8401</text:p>
          </table:table-cell>
          <table:table-cell table:number-columns-repeated="4"/>
        </table:table-row>
        <table:table-row table:style-name="ro1">
          <table:table-cell office:value-type="float" office:value="1.0167" calcext:value-type="float">
            <text:p>1,0167</text:p>
          </table:table-cell>
          <table:table-cell office:value-type="float" office:value="35" calcext:value-type="float">
            <text:p>35</text:p>
          </table:table-cell>
          <table:table-cell office:value-type="float" office:value="2.7634" calcext:value-type="float">
            <text:p>2,7634</text:p>
          </table:table-cell>
          <table:table-cell office:value-type="float" office:value="0.8218" calcext:value-type="float">
            <text:p>0,8218</text:p>
          </table:table-cell>
          <table:table-cell table:number-columns-repeated="4"/>
        </table:table-row>
        <table:table-row table:style-name="ro1">
          <table:table-cell office:value-type="float" office:value="1.1316" calcext:value-type="float">
            <text:p>1,1316</text:p>
          </table:table-cell>
          <table:table-cell office:value-type="float" office:value="35" calcext:value-type="float">
            <text:p>35</text:p>
          </table:table-cell>
          <table:table-cell office:value-type="float" office:value="2.7474" calcext:value-type="float">
            <text:p>2,7474</text:p>
          </table:table-cell>
          <table:table-cell office:value-type="float" office:value="0.8152" calcext:value-type="float">
            <text:p>0,8152</text:p>
          </table:table-cell>
          <table:table-cell table:number-columns-repeated="4"/>
        </table:table-row>
        <table:table-row table:style-name="ro1">
          <table:table-cell office:value-type="float" office:value="1.1661" calcext:value-type="float">
            <text:p>1,1661</text:p>
          </table:table-cell>
          <table:table-cell office:value-type="float" office:value="35" calcext:value-type="float">
            <text:p>35</text:p>
          </table:table-cell>
          <table:table-cell office:value-type="float" office:value="2.7422" calcext:value-type="float">
            <text:p>2,7422</text:p>
          </table:table-cell>
          <table:table-cell office:value-type="float" office:value="0.8132" calcext:value-type="float">
            <text:p>0,8132</text:p>
          </table:table-cell>
          <table:table-cell table:number-columns-repeated="4"/>
        </table:table-row>
        <table:table-row table:style-name="ro1">
          <table:table-cell office:value-type="float" office:value="1.5465" calcext:value-type="float">
            <text:p>1,5465</text:p>
          </table:table-cell>
          <table:table-cell office:value-type="float" office:value="35" calcext:value-type="float">
            <text:p>35</text:p>
          </table:table-cell>
          <table:table-cell office:value-type="float" office:value="2.6831" calcext:value-type="float">
            <text:p>2,6831</text:p>
          </table:table-cell>
          <table:table-cell office:value-type="float" office:value="0.7928" calcext:value-type="float">
            <text:p>0,7928</text:p>
          </table:table-cell>
          <table:table-cell table:number-columns-repeated="4"/>
        </table:table-row>
        <table:table-row table:style-name="ro1">
          <table:table-cell office:value-type="float" office:value="1.9465" calcext:value-type="float">
            <text:p>1,9465</text:p>
          </table:table-cell>
          <table:table-cell office:value-type="float" office:value="35" calcext:value-type="float">
            <text:p>35</text:p>
          </table:table-cell>
          <table:table-cell office:value-type="float" office:value="2.6434" calcext:value-type="float">
            <text:p>2,6434</text:p>
          </table:table-cell>
          <table:table-cell office:value-type="float" office:value="0.7775" calcext:value-type="float">
            <text:p>0,7775</text:p>
          </table:table-cell>
          <table:table-cell table:number-columns-repeated="4"/>
        </table:table-row>
        <table:table-row table:style-name="ro1">
          <table:table-cell office:value-type="float" office:value="2.0016" calcext:value-type="float">
            <text:p>2,0016</text:p>
          </table:table-cell>
          <table:table-cell office:value-type="float" office:value="35" calcext:value-type="float">
            <text:p>35</text:p>
          </table:table-cell>
          <table:table-cell office:value-type="float" office:value="2.6436" calcext:value-type="float">
            <text:p>2,6436</text:p>
          </table:table-cell>
          <table:table-cell office:value-type="float" office:value="0.7765" calcext:value-type="float">
            <text:p>0,7765</text:p>
          </table:table-cell>
          <table:table-cell table:number-columns-repeated="4"/>
        </table:table-row>
        <table:table-row table:style-name="ro1">
          <table:table-cell office:value-type="float" office:value="2.2096" calcext:value-type="float">
            <text:p>2,2096</text:p>
          </table:table-cell>
          <table:table-cell office:value-type="float" office:value="35" calcext:value-type="float">
            <text:p>35</text:p>
          </table:table-cell>
          <table:table-cell office:value-type="float" office:value="2.6738" calcext:value-type="float">
            <text:p>2,6738</text:p>
          </table:table-cell>
          <table:table-cell office:value-type="float" office:value="0.7757" calcext:value-type="float">
            <text:p>0,7757</text:p>
          </table:table-cell>
          <table:table-cell table:number-columns-repeated="4"/>
        </table:table-row>
        <table:table-row table:style-name="ro1">
          <table:table-cell office:value-type="float" office:value="2.4595" calcext:value-type="float">
            <text:p>2,4595</text:p>
          </table:table-cell>
          <table:table-cell office:value-type="float" office:value="35" calcext:value-type="float">
            <text:p>35</text:p>
          </table:table-cell>
          <table:table-cell office:value-type="float" office:value="2.7528" calcext:value-type="float">
            <text:p>2,7528</text:p>
          </table:table-cell>
          <table:table-cell office:value-type="float" office:value="0.7786" calcext:value-type="float">
            <text:p>0,7786</text:p>
          </table:table-cell>
          <table:table-cell table:number-columns-repeated="4"/>
        </table:table-row>
        <table:table-row table:style-name="ro1">
          <table:table-cell office:value-type="float" office:value="2.5467" calcext:value-type="float">
            <text:p>2,5467</text:p>
          </table:table-cell>
          <table:table-cell office:value-type="float" office:value="35" calcext:value-type="float">
            <text:p>35</text:p>
          </table:table-cell>
          <table:table-cell office:value-type="float" office:value="2.7822" calcext:value-type="float">
            <text:p>2,7822</text:p>
          </table:table-cell>
          <table:table-cell office:value-type="float" office:value="0.78" calcext:value-type="float">
            <text:p>0,78</text:p>
          </table:table-cell>
          <table:table-cell table:number-columns-repeated="4"/>
        </table:table-row>
        <table:table-row table:style-name="ro1">
          <table:table-cell office:value-type="float" office:value="2.6816" calcext:value-type="float">
            <text:p>2,6816</text:p>
          </table:table-cell>
          <table:table-cell office:value-type="float" office:value="35" calcext:value-type="float">
            <text:p>35</text:p>
          </table:table-cell>
          <table:table-cell office:value-type="float" office:value="2.8268" calcext:value-type="float">
            <text:p>2,8268</text:p>
          </table:table-cell>
          <table:table-cell office:value-type="float" office:value="0.7823" calcext:value-type="float">
            <text:p>0,7823</text:p>
          </table:table-cell>
          <table:table-cell table:number-columns-repeated="4"/>
        </table:table-row>
        <table:table-row table:style-name="ro1">
          <table:table-cell office:value-type="float" office:value="3.2438" calcext:value-type="float">
            <text:p>3,2438</text:p>
          </table:table-cell>
          <table:table-cell office:value-type="float" office:value="35" calcext:value-type="float">
            <text:p>35</text:p>
          </table:table-cell>
          <table:table-cell office:value-type="float" office:value="2.9986" calcext:value-type="float">
            <text:p>2,9986</text:p>
          </table:table-cell>
          <table:table-cell office:value-type="float" office:value="0.791" calcext:value-type="float">
            <text:p>0,791</text:p>
          </table:table-cell>
          <table:table-cell table:number-columns-repeated="4"/>
        </table:table-row>
        <table:table-row table:style-name="ro1">
          <table:table-cell office:value-type="float" office:value="3.2992" calcext:value-type="float">
            <text:p>3,2992</text:p>
          </table:table-cell>
          <table:table-cell office:value-type="float" office:value="35" calcext:value-type="float">
            <text:p>35</text:p>
          </table:table-cell>
          <table:table-cell office:value-type="float" office:value="3.0148" calcext:value-type="float">
            <text:p>3,0148</text:p>
          </table:table-cell>
          <table:table-cell office:value-type="float" office:value="0.7917" calcext:value-type="float">
            <text:p>0,7917</text:p>
          </table:table-cell>
          <table:table-cell table:number-columns-repeated="4"/>
        </table:table-row>
        <table:table-row table:style-name="ro1">
          <table:table-cell office:value-type="float" office:value="4.2512" calcext:value-type="float">
            <text:p>4,2512</text:p>
          </table:table-cell>
          <table:table-cell office:value-type="float" office:value="35" calcext:value-type="float">
            <text:p>35</text:p>
          </table:table-cell>
          <table:table-cell office:value-type="float" office:value="3.2798" calcext:value-type="float">
            <text:p>3,2798</text:p>
          </table:table-cell>
          <table:table-cell office:value-type="float" office:value="0.8023" calcext:value-type="float">
            <text:p>0,8023</text:p>
          </table:table-cell>
          <table:table-cell table:number-columns-repeated="4"/>
        </table:table-row>
        <table:table-row table:style-name="ro1">
          <table:table-cell office:value-type="float" office:value="4.4554" calcext:value-type="float">
            <text:p>4,4554</text:p>
          </table:table-cell>
          <table:table-cell office:value-type="float" office:value="35" calcext:value-type="float">
            <text:p>35</text:p>
          </table:table-cell>
          <table:table-cell office:value-type="float" office:value="3.3341" calcext:value-type="float">
            <text:p>3,3341</text:p>
          </table:table-cell>
          <table:table-cell office:value-type="float" office:value="0.8043" calcext:value-type="float">
            <text:p>0,8043</text:p>
          </table:table-cell>
          <table:table-cell table:number-columns-repeated="4"/>
        </table:table-row>
        <table:table-row table:style-name="ro1">
          <table:table-cell office:value-type="float" office:value="4.6681" calcext:value-type="float">
            <text:p>4,6681</text:p>
          </table:table-cell>
          <table:table-cell office:value-type="float" office:value="35" calcext:value-type="float">
            <text:p>35</text:p>
          </table:table-cell>
          <table:table-cell office:value-type="float" office:value="3.3899" calcext:value-type="float">
            <text:p>3,3899</text:p>
          </table:table-cell>
          <table:table-cell office:value-type="float" office:value="0.8063" calcext:value-type="float">
            <text:p>0,8063</text:p>
          </table:table-cell>
          <table:table-cell table:number-columns-repeated="4"/>
        </table:table-row>
        <table:table-row table:style-name="ro1">
          <table:table-cell office:value-type="float" office:value="4.8485" calcext:value-type="float">
            <text:p>4,8485</text:p>
          </table:table-cell>
          <table:table-cell office:value-type="float" office:value="35" calcext:value-type="float">
            <text:p>35</text:p>
          </table:table-cell>
          <table:table-cell office:value-type="float" office:value="3.4365" calcext:value-type="float">
            <text:p>3,4365</text:p>
          </table:table-cell>
          <table:table-cell office:value-type="float" office:value="0.808" calcext:value-type="float">
            <text:p>0,808</text:p>
          </table:table-cell>
          <table:table-cell table:number-columns-repeated="4"/>
        </table:table-row>
        <table:table-row table:style-name="ro1">
          <table:table-cell office:value-type="float" office:value="5.5424" calcext:value-type="float">
            <text:p>5,5424</text:p>
          </table:table-cell>
          <table:table-cell office:value-type="float" office:value="35" calcext:value-type="float">
            <text:p>35</text:p>
          </table:table-cell>
          <table:table-cell office:value-type="float" office:value="3.6106" calcext:value-type="float">
            <text:p>3,6106</text:p>
          </table:table-cell>
          <table:table-cell office:value-type="float" office:value="0.8141" calcext:value-type="float">
            <text:p>0,8141</text:p>
          </table:table-cell>
          <table:table-cell table:number-columns-repeated="4"/>
        </table:table-row>
        <table:table-row table:style-name="ro1">
          <table:table-cell office:value-type="float" office:value="6.9203" calcext:value-type="float">
            <text:p>6,9203</text:p>
          </table:table-cell>
          <table:table-cell office:value-type="float" office:value="35" calcext:value-type="float">
            <text:p>35</text:p>
          </table:table-cell>
          <table:table-cell office:value-type="float" office:value="3.9263" calcext:value-type="float">
            <text:p>3,9263</text:p>
          </table:table-cell>
          <table:table-cell office:value-type="float" office:value="0.8257" calcext:value-type="float">
            <text:p>0,8257</text:p>
          </table:table-cell>
          <table:table-cell table:number-columns-repeated="4"/>
        </table:table-row>
        <table:table-row table:style-name="ro1">
          <table:table-cell office:value-type="float" office:value="6.9771" calcext:value-type="float">
            <text:p>6,9771</text:p>
          </table:table-cell>
          <table:table-cell office:value-type="float" office:value="35" calcext:value-type="float">
            <text:p>35</text:p>
          </table:table-cell>
          <table:table-cell office:value-type="float" office:value="3.9382" calcext:value-type="float">
            <text:p>3,9382</text:p>
          </table:table-cell>
          <table:table-cell office:value-type="float" office:value="0.8261" calcext:value-type="float">
            <text:p>0,8261</text:p>
          </table:table-cell>
          <table:table-cell table:number-columns-repeated="4"/>
        </table:table-row>
        <table:table-row table:style-name="ro1">
          <table:table-cell office:value-type="float" office:value="7.072" calcext:value-type="float">
            <text:p>7,072</text:p>
          </table:table-cell>
          <table:table-cell office:value-type="float" office:value="35" calcext:value-type="float">
            <text:p>35</text:p>
          </table:table-cell>
          <table:table-cell office:value-type="float" office:value="3.9578" calcext:value-type="float">
            <text:p>3,9578</text:p>
          </table:table-cell>
          <table:table-cell office:value-type="float" office:value="0.8269" calcext:value-type="float">
            <text:p>0,8269</text:p>
          </table:table-cell>
          <table:table-cell table:number-columns-repeated="4"/>
        </table:table-row>
        <table:table-row table:style-name="ro1">
          <table:table-cell office:value-type="float" office:value="7.4494" calcext:value-type="float">
            <text:p>7,4494</text:p>
          </table:table-cell>
          <table:table-cell office:value-type="float" office:value="35" calcext:value-type="float">
            <text:p>35</text:p>
          </table:table-cell>
          <table:table-cell office:value-type="float" office:value="4.0318" calcext:value-type="float">
            <text:p>4,0318</text:p>
          </table:table-cell>
          <table:table-cell office:value-type="float" office:value="0.8301" calcext:value-type="float">
            <text:p>0,8301</text:p>
          </table:table-cell>
          <table:table-cell table:number-columns-repeated="4"/>
        </table:table-row>
        <table:table-row table:style-name="ro1">
          <table:table-cell office:value-type="float" office:value="8.1022" calcext:value-type="float">
            <text:p>8,1022</text:p>
          </table:table-cell>
          <table:table-cell office:value-type="float" office:value="35" calcext:value-type="float">
            <text:p>35</text:p>
          </table:table-cell>
          <table:table-cell office:value-type="float" office:value="4.1414" calcext:value-type="float">
            <text:p>4,1414</text:p>
          </table:table-cell>
          <table:table-cell office:value-type="float" office:value="0.8357" calcext:value-type="float">
            <text:p>0,8357</text:p>
          </table:table-cell>
          <table:table-cell table:number-columns-repeated="4"/>
        </table:table-row>
        <table:table-row table:style-name="ro1">
          <table:table-cell office:value-type="float" office:value="8.3569" calcext:value-type="float">
            <text:p>8,3569</text:p>
          </table:table-cell>
          <table:table-cell office:value-type="float" office:value="35" calcext:value-type="float">
            <text:p>35</text:p>
          </table:table-cell>
          <table:table-cell office:value-type="float" office:value="4.177" calcext:value-type="float">
            <text:p>4,177</text:p>
          </table:table-cell>
          <table:table-cell office:value-type="float" office:value="0.838" calcext:value-type="float">
            <text:p>0,838</text:p>
          </table:table-cell>
          <table:table-cell table:number-columns-repeated="4"/>
        </table:table-row>
        <table:table-row table:style-name="ro1">
          <table:table-cell office:value-type="float" office:value="8.4629" calcext:value-type="float">
            <text:p>8,4629</text:p>
          </table:table-cell>
          <table:table-cell office:value-type="float" office:value="35" calcext:value-type="float">
            <text:p>35</text:p>
          </table:table-cell>
          <table:table-cell office:value-type="float" office:value="4.1907" calcext:value-type="float">
            <text:p>4,1907</text:p>
          </table:table-cell>
          <table:table-cell office:value-type="float" office:value="0.8389" calcext:value-type="float">
            <text:p>0,8389</text:p>
          </table:table-cell>
          <table:table-cell table:number-columns-repeated="4"/>
        </table:table-row>
        <table:table-row table:style-name="ro1">
          <table:table-cell office:value-type="float" office:value="8.8696" calcext:value-type="float">
            <text:p>8,8696</text:p>
          </table:table-cell>
          <table:table-cell office:value-type="float" office:value="35" calcext:value-type="float">
            <text:p>35</text:p>
          </table:table-cell>
          <table:table-cell office:value-type="float" office:value="4.2379" calcext:value-type="float">
            <text:p>4,2379</text:p>
          </table:table-cell>
          <table:table-cell office:value-type="float" office:value="0.8427" calcext:value-type="float">
            <text:p>0,8427</text:p>
          </table:table-cell>
          <table:table-cell table:number-columns-repeated="4"/>
        </table:table-row>
        <table:table-row table:style-name="ro1">
          <table:table-cell office:value-type="float" office:value="9.6949" calcext:value-type="float">
            <text:p>9,6949</text:p>
          </table:table-cell>
          <table:table-cell office:value-type="float" office:value="35" calcext:value-type="float">
            <text:p>35</text:p>
          </table:table-cell>
          <table:table-cell office:value-type="float" office:value="4.3189" calcext:value-type="float">
            <text:p>4,3189</text:p>
          </table:table-cell>
          <table:table-cell office:value-type="float" office:value="0.8506" calcext:value-type="float">
            <text:p>0,8506</text:p>
          </table:table-cell>
          <table:table-cell table:number-columns-repeated="4"/>
        </table:table-row>
        <table:table-row table:style-name="ro1">
          <table:table-cell office:value-type="float" office:value="9.7144" calcext:value-type="float">
            <text:p>9,7144</text:p>
          </table:table-cell>
          <table:table-cell office:value-type="float" office:value="35" calcext:value-type="float">
            <text:p>35</text:p>
          </table:table-cell>
          <table:table-cell office:value-type="float" office:value="4.3207" calcext:value-type="float">
            <text:p>4,3207</text:p>
          </table:table-cell>
          <table:table-cell office:value-type="float" office:value="0.8508" calcext:value-type="float">
            <text:p>0,8508</text:p>
          </table:table-cell>
          <table:table-cell table:number-columns-repeated="4"/>
        </table:table-row>
        <table:table-row table:style-name="ro1">
          <table:table-cell office:value-type="float" office:value="10.6518" calcext:value-type="float">
            <text:p>10,6518</text:p>
          </table:table-cell>
          <table:table-cell office:value-type="float" office:value="35" calcext:value-type="float">
            <text:p>35</text:p>
          </table:table-cell>
          <table:table-cell office:value-type="float" office:value="4.4097" calcext:value-type="float">
            <text:p>4,4097</text:p>
          </table:table-cell>
          <table:table-cell office:value-type="float" office:value="0.8602" calcext:value-type="float">
            <text:p>0,8602</text:p>
          </table:table-cell>
          <table:table-cell table:number-columns-repeated="4"/>
        </table:table-row>
        <table:table-row table:style-name="ro1">
          <table:table-cell office:value-type="float" office:value="11.093" calcext:value-type="float">
            <text:p>11,093</text:p>
          </table:table-cell>
          <table:table-cell office:value-type="float" office:value="35" calcext:value-type="float">
            <text:p>35</text:p>
          </table:table-cell>
          <table:table-cell office:value-type="float" office:value="4.4522" calcext:value-type="float">
            <text:p>4,4522</text:p>
          </table:table-cell>
          <table:table-cell office:value-type="float" office:value="0.8648" calcext:value-type="float">
            <text:p>0,8648</text:p>
          </table:table-cell>
          <table:table-cell table:number-columns-repeated="4"/>
        </table:table-row>
        <table:table-row table:style-name="ro1">
          <table:table-cell office:value-type="float" office:value="13.0641" calcext:value-type="float">
            <text:p>13,0641</text:p>
          </table:table-cell>
          <table:table-cell office:value-type="float" office:value="35" calcext:value-type="float">
            <text:p>35</text:p>
          </table:table-cell>
          <table:table-cell office:value-type="float" office:value="4.6466" calcext:value-type="float">
            <text:p>4,6466</text:p>
          </table:table-cell>
          <table:table-cell office:value-type="float" office:value="0.8844" calcext:value-type="float">
            <text:p>0,8844</text:p>
          </table:table-cell>
          <table:table-cell table:number-columns-repeated="4"/>
        </table:table-row>
        <table:table-row table:style-name="ro1">
          <table:table-cell office:value-type="float" office:value="13.0923" calcext:value-type="float">
            <text:p>13,0923</text:p>
          </table:table-cell>
          <table:table-cell office:value-type="float" office:value="35" calcext:value-type="float">
            <text:p>35</text:p>
          </table:table-cell>
          <table:table-cell office:value-type="float" office:value="4.6495" calcext:value-type="float">
            <text:p>4,6495</text:p>
          </table:table-cell>
          <table:table-cell office:value-type="float" office:value="0.8847" calcext:value-type="float">
            <text:p>0,8847</text:p>
          </table:table-cell>
          <table:table-cell table:number-columns-repeated="4"/>
        </table:table-row>
        <table:table-row table:style-name="ro1">
          <table:table-cell office:value-type="float" office:value="14.3643" calcext:value-type="float">
            <text:p>14,3643</text:p>
          </table:table-cell>
          <table:table-cell office:value-type="float" office:value="35" calcext:value-type="float">
            <text:p>35</text:p>
          </table:table-cell>
          <table:table-cell office:value-type="float" office:value="4.7783" calcext:value-type="float">
            <text:p>4,7783</text:p>
          </table:table-cell>
          <table:table-cell office:value-type="float" office:value="0.8956" calcext:value-type="float">
            <text:p>0,8956</text:p>
          </table:table-cell>
          <table:table-cell table:number-columns-repeated="4"/>
        </table:table-row>
        <table:table-row table:style-name="ro1">
          <table:table-cell office:value-type="float" office:value="14.5788" calcext:value-type="float">
            <text:p>14,5788</text:p>
          </table:table-cell>
          <table:table-cell office:value-type="float" office:value="35" calcext:value-type="float">
            <text:p>35</text:p>
          </table:table-cell>
          <table:table-cell office:value-type="float" office:value="4.8002" calcext:value-type="float">
            <text:p>4,8002</text:p>
          </table:table-cell>
          <table:table-cell office:value-type="float" office:value="0.8972" calcext:value-type="float">
            <text:p>0,8972</text:p>
          </table:table-cell>
          <table:table-cell table:number-columns-repeated="4"/>
        </table:table-row>
        <table:table-row table:style-name="ro1">
          <table:table-cell office:value-type="float" office:value="16.1406" calcext:value-type="float">
            <text:p>16,1406</text:p>
          </table:table-cell>
          <table:table-cell office:value-type="float" office:value="35" calcext:value-type="float">
            <text:p>35</text:p>
          </table:table-cell>
          <table:table-cell office:value-type="float" office:value="4.9613" calcext:value-type="float">
            <text:p>4,9613</text:p>
          </table:table-cell>
          <table:table-cell office:value-type="float" office:value="0.9046" calcext:value-type="float">
            <text:p>0,9046</text:p>
          </table:table-cell>
          <table:table-cell table:number-columns-repeated="4"/>
        </table:table-row>
        <table:table-row table:style-name="ro1">
          <table:table-cell office:value-type="float" office:value="17.4708" calcext:value-type="float">
            <text:p>17,4708</text:p>
          </table:table-cell>
          <table:table-cell office:value-type="float" office:value="35" calcext:value-type="float">
            <text:p>35</text:p>
          </table:table-cell>
          <table:table-cell office:value-type="float" office:value="5.1007" calcext:value-type="float">
            <text:p>5,1007</text:p>
          </table:table-cell>
          <table:table-cell office:value-type="float" office:value="0.8981" calcext:value-type="float">
            <text:p>0,8981</text:p>
          </table:table-cell>
          <table:table-cell table:number-columns-repeated="4"/>
        </table:table-row>
        <table:table-row table:style-name="ro1">
          <table:table-cell office:value-type="float" office:value="17.8015" calcext:value-type="float">
            <text:p>17,8015</text:p>
          </table:table-cell>
          <table:table-cell office:value-type="float" office:value="35" calcext:value-type="float">
            <text:p>35</text:p>
          </table:table-cell>
          <table:table-cell office:value-type="float" office:value="5.1359" calcext:value-type="float">
            <text:p>5,1359</text:p>
          </table:table-cell>
          <table:table-cell office:value-type="float" office:value="0.8914" calcext:value-type="float">
            <text:p>0,8914</text:p>
          </table:table-cell>
          <table:table-cell table:number-columns-repeated="4"/>
        </table:table-row>
        <table:table-row table:style-name="ro1">
          <table:table-cell office:value-type="float" office:value="18.6793" calcext:value-type="float">
            <text:p>18,6793</text:p>
          </table:table-cell>
          <table:table-cell office:value-type="float" office:value="35" calcext:value-type="float">
            <text:p>35</text:p>
          </table:table-cell>
          <table:table-cell office:value-type="float" office:value="5.2307" calcext:value-type="float">
            <text:p>5,2307</text:p>
          </table:table-cell>
          <table:table-cell office:value-type="float" office:value="0.8576" calcext:value-type="float">
            <text:p>0,8576</text:p>
          </table:table-cell>
          <table:table-cell table:number-columns-repeated="4"/>
        </table:table-row>
        <table:table-row table:style-name="ro1">
          <table:table-cell office:value-type="float" office:value="20.2248" calcext:value-type="float">
            <text:p>20,2248</text:p>
          </table:table-cell>
          <table:table-cell office:value-type="float" office:value="35" calcext:value-type="float">
            <text:p>35</text:p>
          </table:table-cell>
          <table:table-cell office:value-type="float" office:value="5.4093" calcext:value-type="float">
            <text:p>5,4093</text:p>
          </table:table-cell>
          <table:table-cell office:value-type="float" office:value="0.8141" calcext:value-type="float">
            <text:p>0,8141</text:p>
          </table:table-cell>
          <table:table-cell table:number-columns-repeated="4"/>
        </table:table-row>
        <table:table-row table:style-name="ro1">
          <table:table-cell office:value-type="float" office:value="21.4181" calcext:value-type="float">
            <text:p>21,4181</text:p>
          </table:table-cell>
          <table:table-cell office:value-type="float" office:value="35" calcext:value-type="float">
            <text:p>35</text:p>
          </table:table-cell>
          <table:table-cell office:value-type="float" office:value="5.5567" calcext:value-type="float">
            <text:p>5,5567</text:p>
          </table:table-cell>
          <table:table-cell office:value-type="float" office:value="0.8009" calcext:value-type="float">
            <text:p>0,8009</text:p>
          </table:table-cell>
          <table:table-cell table:number-columns-repeated="4"/>
        </table:table-row>
        <table:table-row table:style-name="ro1">
          <table:table-cell office:value-type="float" office:value="21.9343" calcext:value-type="float">
            <text:p>21,9343</text:p>
          </table:table-cell>
          <table:table-cell office:value-type="float" office:value="35" calcext:value-type="float">
            <text:p>35</text:p>
          </table:table-cell>
          <table:table-cell office:value-type="float" office:value="5.6219" calcext:value-type="float">
            <text:p>5,6219</text:p>
          </table:table-cell>
          <table:table-cell office:value-type="float" office:value="0.7972" calcext:value-type="float">
            <text:p>0,7972</text:p>
          </table:table-cell>
          <table:table-cell table:number-columns-repeated="4"/>
        </table:table-row>
        <table:table-row table:style-name="ro1">
          <table:table-cell office:value-type="float" office:value="22.2593" calcext:value-type="float">
            <text:p>22,2593</text:p>
          </table:table-cell>
          <table:table-cell office:value-type="float" office:value="35" calcext:value-type="float">
            <text:p>35</text:p>
          </table:table-cell>
          <table:table-cell office:value-type="float" office:value="5.6632" calcext:value-type="float">
            <text:p>5,6632</text:p>
          </table:table-cell>
          <table:table-cell office:value-type="float" office:value="0.7951" calcext:value-type="float">
            <text:p>0,7951</text:p>
          </table:table-cell>
          <table:table-cell table:number-columns-repeated="4"/>
        </table:table-row>
        <table:table-row table:style-name="ro1">
          <table:table-cell office:value-type="float" office:value="22.4004" calcext:value-type="float">
            <text:p>22,4004</text:p>
          </table:table-cell>
          <table:table-cell office:value-type="float" office:value="35" calcext:value-type="float">
            <text:p>35</text:p>
          </table:table-cell>
          <table:table-cell office:value-type="float" office:value="5.6812" calcext:value-type="float">
            <text:p>5,6812</text:p>
          </table:table-cell>
          <table:table-cell office:value-type="float" office:value="0.7943" calcext:value-type="float">
            <text:p>0,7943</text:p>
          </table:table-cell>
          <table:table-cell table:number-columns-repeated="4"/>
        </table:table-row>
        <table:table-row table:style-name="ro1">
          <table:table-cell office:value-type="float" office:value="23.345" calcext:value-type="float">
            <text:p>23,345</text:p>
          </table:table-cell>
          <table:table-cell office:value-type="float" office:value="35" calcext:value-type="float">
            <text:p>35</text:p>
          </table:table-cell>
          <table:table-cell office:value-type="float" office:value="5.8023" calcext:value-type="float">
            <text:p>5,8023</text:p>
          </table:table-cell>
          <table:table-cell office:value-type="float" office:value="0.7897" calcext:value-type="float">
            <text:p>0,7897</text:p>
          </table:table-cell>
          <table:table-cell table:number-columns-repeated="4"/>
        </table:table-row>
        <table:table-row table:style-name="ro1">
          <table:table-cell office:value-type="float" office:value="26.4352" calcext:value-type="float">
            <text:p>26,4352</text:p>
          </table:table-cell>
          <table:table-cell office:value-type="float" office:value="35" calcext:value-type="float">
            <text:p>35</text:p>
          </table:table-cell>
          <table:table-cell office:value-type="float" office:value="6.2023" calcext:value-type="float">
            <text:p>6,2023</text:p>
          </table:table-cell>
          <table:table-cell office:value-type="float" office:value="0.778" calcext:value-type="float">
            <text:p>0,778</text:p>
          </table:table-cell>
          <table:table-cell table:number-columns-repeated="4"/>
        </table:table-row>
        <table:table-row table:style-name="ro1">
          <table:table-cell office:value-type="float" office:value="26.6094" calcext:value-type="float">
            <text:p>26,6094</text:p>
          </table:table-cell>
          <table:table-cell office:value-type="float" office:value="35" calcext:value-type="float">
            <text:p>35</text:p>
          </table:table-cell>
          <table:table-cell office:value-type="float" office:value="6.225" calcext:value-type="float">
            <text:p>6,225</text:p>
          </table:table-cell>
          <table:table-cell office:value-type="float" office:value="0.7772" calcext:value-type="float">
            <text:p>0,7772</text:p>
          </table:table-cell>
          <table:table-cell table:number-columns-repeated="4"/>
        </table:table-row>
        <table:table-row table:style-name="ro1">
          <table:table-cell office:value-type="float" office:value="26.9418" calcext:value-type="float">
            <text:p>26,9418</text:p>
          </table:table-cell>
          <table:table-cell office:value-type="float" office:value="35" calcext:value-type="float">
            <text:p>35</text:p>
          </table:table-cell>
          <table:table-cell office:value-type="float" office:value="6.2682" calcext:value-type="float">
            <text:p>6,2682</text:p>
          </table:table-cell>
          <table:table-cell office:value-type="float" office:value="0.7756" calcext:value-type="float">
            <text:p>0,7756</text:p>
          </table:table-cell>
          <table:table-cell table:number-columns-repeated="4"/>
        </table:table-row>
        <table:table-row table:style-name="ro1">
          <table:table-cell office:value-type="float" office:value="27.8737" calcext:value-type="float">
            <text:p>27,8737</text:p>
          </table:table-cell>
          <table:table-cell office:value-type="float" office:value="35" calcext:value-type="float">
            <text:p>35</text:p>
          </table:table-cell>
          <table:table-cell office:value-type="float" office:value="6.3896" calcext:value-type="float">
            <text:p>6,3896</text:p>
          </table:table-cell>
          <table:table-cell office:value-type="float" office:value="0.7695" calcext:value-type="float">
            <text:p>0,7695</text:p>
          </table:table-cell>
          <table:table-cell table:number-columns-repeated="4"/>
        </table:table-row>
        <table:table-row table:style-name="ro1">
          <table:table-cell office:value-type="float" office:value="29.8333" calcext:value-type="float">
            <text:p>29,8333</text:p>
          </table:table-cell>
          <table:table-cell office:value-type="float" office:value="35" calcext:value-type="float">
            <text:p>35</text:p>
          </table:table-cell>
          <table:table-cell office:value-type="float" office:value="6.645" calcext:value-type="float">
            <text:p>6,645</text:p>
          </table:table-cell>
          <table:table-cell office:value-type="float" office:value="0.7445" calcext:value-type="float">
            <text:p>0,7445</text:p>
          </table:table-cell>
          <table:table-cell table:number-columns-repeated="4"/>
        </table:table-row>
        <table:table-row table:style-name="ro1">
          <table:table-cell office:value-type="float" office:value="29.9239" calcext:value-type="float">
            <text:p>29,9239</text:p>
          </table:table-cell>
          <table:table-cell office:value-type="float" office:value="35" calcext:value-type="float">
            <text:p>35</text:p>
          </table:table-cell>
          <table:table-cell office:value-type="float" office:value="6.6568" calcext:value-type="float">
            <text:p>6,6568</text:p>
          </table:table-cell>
          <table:table-cell office:value-type="float" office:value="0.7429" calcext:value-type="float">
            <text:p>0,7429</text:p>
          </table:table-cell>
          <table:table-cell table:number-columns-repeated="4"/>
        </table:table-row>
        <table:table-row table:style-name="ro1">
          <table:table-cell office:value-type="float" office:value="29.9416" calcext:value-type="float">
            <text:p>29,9416</text:p>
          </table:table-cell>
          <table:table-cell office:value-type="float" office:value="35" calcext:value-type="float">
            <text:p>35</text:p>
          </table:table-cell>
          <table:table-cell office:value-type="float" office:value="6.6591" calcext:value-type="float">
            <text:p>6,6591</text:p>
          </table:table-cell>
          <table:table-cell office:value-type="float" office:value="0.7426" calcext:value-type="float">
            <text:p>0,7426</text:p>
          </table:table-cell>
          <table:table-cell table:number-columns-repeated="4"/>
        </table:table-row>
        <table:table-row table:style-name="ro1">
          <table:table-cell office:value-type="float" office:value="29.9619" calcext:value-type="float">
            <text:p>29,9619</text:p>
          </table:table-cell>
          <table:table-cell office:value-type="float" office:value="35" calcext:value-type="float">
            <text:p>35</text:p>
          </table:table-cell>
          <table:table-cell office:value-type="float" office:value="6.6618" calcext:value-type="float">
            <text:p>6,6618</text:p>
          </table:table-cell>
          <table:table-cell office:value-type="float" office:value="0.7423" calcext:value-type="float">
            <text:p>0,7423</text:p>
          </table:table-cell>
          <table:table-cell table:number-columns-repeated="4"/>
        </table:table-row>
        <table:table-row table:style-name="ro1">
          <table:table-cell office:value-type="float" office:value="29.9644" calcext:value-type="float">
            <text:p>29,9644</text:p>
          </table:table-cell>
          <table:table-cell office:value-type="float" office:value="35" calcext:value-type="float">
            <text:p>35</text:p>
          </table:table-cell>
          <table:table-cell office:value-type="float" office:value="6.6621" calcext:value-type="float">
            <text:p>6,6621</text:p>
          </table:table-cell>
          <table:table-cell office:value-type="float" office:value="0.7422" calcext:value-type="float">
            <text:p>0,7422</text:p>
          </table:table-cell>
          <table:table-cell table:number-columns-repeated="4"/>
        </table:table-row>
        <table:table-row table:style-name="ro1">
          <table:table-cell office:value-type="float" office:value="29.9719" calcext:value-type="float">
            <text:p>29,9719</text:p>
          </table:table-cell>
          <table:table-cell office:value-type="float" office:value="35" calcext:value-type="float">
            <text:p>35</text:p>
          </table:table-cell>
          <table:table-cell office:value-type="float" office:value="6.6631" calcext:value-type="float">
            <text:p>6,6631</text:p>
          </table:table-cell>
          <table:table-cell office:value-type="float" office:value="0.7421" calcext:value-type="float">
            <text:p>0,7421</text:p>
          </table:table-cell>
          <table:table-cell table:number-columns-repeated="4"/>
        </table:table-row>
        <table:table-row table:style-name="ro1">
          <table:table-cell office:value-type="float" office:value="-20.003" calcext:value-type="float">
            <text:p>-20,003</text:p>
          </table:table-cell>
          <table:table-cell office:value-type="float" office:value="45" calcext:value-type="float">
            <text:p>45</text:p>
          </table:table-cell>
          <table:table-cell office:value-type="float" office:value="2.5357" calcext:value-type="float">
            <text:p>2,5357</text:p>
          </table:table-cell>
          <table:table-cell office:value-type="float" office:value="1.5442" calcext:value-type="float">
            <text:p>1,5442</text:p>
          </table:table-cell>
          <table:table-cell table:number-columns-repeated="4"/>
        </table:table-row>
        <table:table-row table:style-name="ro1">
          <table:table-cell office:value-type="float" office:value="-19.9854" calcext:value-type="float">
            <text:p>-19,9854</text:p>
          </table:table-cell>
          <table:table-cell office:value-type="float" office:value="45" calcext:value-type="float">
            <text:p>45</text:p>
          </table:table-cell>
          <table:table-cell office:value-type="float" office:value="2.5225" calcext:value-type="float">
            <text:p>2,5225</text:p>
          </table:table-cell>
          <table:table-cell office:value-type="float" office:value="1.5444" calcext:value-type="float">
            <text:p>1,5444</text:p>
          </table:table-cell>
          <table:table-cell table:number-columns-repeated="4"/>
        </table:table-row>
        <table:table-row table:style-name="ro1">
          <table:table-cell office:value-type="float" office:value="-19.9375" calcext:value-type="float">
            <text:p>-19,9375</text:p>
          </table:table-cell>
          <table:table-cell office:value-type="float" office:value="45" calcext:value-type="float">
            <text:p>45</text:p>
          </table:table-cell>
          <table:table-cell office:value-type="float" office:value="2.517" calcext:value-type="float">
            <text:p>2,517</text:p>
          </table:table-cell>
          <table:table-cell office:value-type="float" office:value="1.5449" calcext:value-type="float">
            <text:p>1,5449</text:p>
          </table:table-cell>
          <table:table-cell table:number-columns-repeated="4"/>
        </table:table-row>
        <table:table-row table:style-name="ro1">
          <table:table-cell office:value-type="float" office:value="-19.9331" calcext:value-type="float">
            <text:p>-19,9331</text:p>
          </table:table-cell>
          <table:table-cell office:value-type="float" office:value="45" calcext:value-type="float">
            <text:p>45</text:p>
          </table:table-cell>
          <table:table-cell office:value-type="float" office:value="2.5169" calcext:value-type="float">
            <text:p>2,5169</text:p>
          </table:table-cell>
          <table:table-cell office:value-type="float" office:value="1.545" calcext:value-type="float">
            <text:p>1,545</text:p>
          </table:table-cell>
          <table:table-cell table:number-columns-repeated="4"/>
        </table:table-row>
        <table:table-row table:style-name="ro1">
          <table:table-cell office:value-type="float" office:value="-18.8389" calcext:value-type="float">
            <text:p>-18,8389</text:p>
          </table:table-cell>
          <table:table-cell office:value-type="float" office:value="45" calcext:value-type="float">
            <text:p>45</text:p>
          </table:table-cell>
          <table:table-cell office:value-type="float" office:value="2.594" calcext:value-type="float">
            <text:p>2,594</text:p>
          </table:table-cell>
          <table:table-cell office:value-type="float" office:value="1.5555" calcext:value-type="float">
            <text:p>1,5555</text:p>
          </table:table-cell>
          <table:table-cell table:number-columns-repeated="4"/>
        </table:table-row>
        <table:table-row table:style-name="ro1">
          <table:table-cell office:value-type="float" office:value="-17.4633" calcext:value-type="float">
            <text:p>-17,4633</text:p>
          </table:table-cell>
          <table:table-cell office:value-type="float" office:value="45" calcext:value-type="float">
            <text:p>45</text:p>
          </table:table-cell>
          <table:table-cell office:value-type="float" office:value="2.7253" calcext:value-type="float">
            <text:p>2,7253</text:p>
          </table:table-cell>
          <table:table-cell office:value-type="float" office:value="1.563" calcext:value-type="float">
            <text:p>1,563</text:p>
          </table:table-cell>
          <table:table-cell table:number-columns-repeated="4"/>
        </table:table-row>
        <table:table-row table:style-name="ro1">
          <table:table-cell office:value-type="float" office:value="-13.7694" calcext:value-type="float">
            <text:p>-13,7694</text:p>
          </table:table-cell>
          <table:table-cell office:value-type="float" office:value="45" calcext:value-type="float">
            <text:p>45</text:p>
          </table:table-cell>
          <table:table-cell office:value-type="float" office:value="3.0993" calcext:value-type="float">
            <text:p>3,0993</text:p>
          </table:table-cell>
          <table:table-cell office:value-type="float" office:value="1.5869" calcext:value-type="float">
            <text:p>1,5869</text:p>
          </table:table-cell>
          <table:table-cell table:number-columns-repeated="4"/>
        </table:table-row>
        <table:table-row table:style-name="ro1">
          <table:table-cell office:value-type="float" office:value="-12.9522" calcext:value-type="float">
            <text:p>-12,9522</text:p>
          </table:table-cell>
          <table:table-cell office:value-type="float" office:value="45" calcext:value-type="float">
            <text:p>45</text:p>
          </table:table-cell>
          <table:table-cell office:value-type="float" office:value="3.1842" calcext:value-type="float">
            <text:p>3,1842</text:p>
          </table:table-cell>
          <table:table-cell office:value-type="float" office:value="1.5994" calcext:value-type="float">
            <text:p>1,5994</text:p>
          </table:table-cell>
          <table:table-cell table:number-columns-repeated="4"/>
        </table:table-row>
        <table:table-row table:style-name="ro1">
          <table:table-cell office:value-type="float" office:value="-10.4352" calcext:value-type="float">
            <text:p>-10,4352</text:p>
          </table:table-cell>
          <table:table-cell office:value-type="float" office:value="45" calcext:value-type="float">
            <text:p>45</text:p>
          </table:table-cell>
          <table:table-cell office:value-type="float" office:value="3.4407" calcext:value-type="float">
            <text:p>3,4407</text:p>
          </table:table-cell>
          <table:table-cell office:value-type="float" office:value="1.648" calcext:value-type="float">
            <text:p>1,648</text:p>
          </table:table-cell>
          <table:table-cell table:number-columns-repeated="4"/>
        </table:table-row>
        <table:table-row table:style-name="ro1">
          <table:table-cell office:value-type="float" office:value="-9.9266" calcext:value-type="float">
            <text:p>-9,9266</text:p>
          </table:table-cell>
          <table:table-cell office:value-type="float" office:value="45" calcext:value-type="float">
            <text:p>45</text:p>
          </table:table-cell>
          <table:table-cell office:value-type="float" office:value="3.4885" calcext:value-type="float">
            <text:p>3,4885</text:p>
          </table:table-cell>
          <table:table-cell office:value-type="float" office:value="1.657" calcext:value-type="float">
            <text:p>1,657</text:p>
          </table:table-cell>
          <table:table-cell table:number-columns-repeated="4"/>
        </table:table-row>
        <table:table-row table:style-name="ro1">
          <table:table-cell office:value-type="float" office:value="-8.7683" calcext:value-type="float">
            <text:p>-8,7683</text:p>
          </table:table-cell>
          <table:table-cell office:value-type="float" office:value="45" calcext:value-type="float">
            <text:p>45</text:p>
          </table:table-cell>
          <table:table-cell office:value-type="float" office:value="3.5908" calcext:value-type="float">
            <text:p>3,5908</text:p>
          </table:table-cell>
          <table:table-cell office:value-type="float" office:value="1.6726" calcext:value-type="float">
            <text:p>1,6726</text:p>
          </table:table-cell>
          <table:table-cell table:number-columns-repeated="4"/>
        </table:table-row>
        <table:table-row table:style-name="ro1">
          <table:table-cell office:value-type="float" office:value="-8.7065" calcext:value-type="float">
            <text:p>-8,7065</text:p>
          </table:table-cell>
          <table:table-cell office:value-type="float" office:value="45" calcext:value-type="float">
            <text:p>45</text:p>
          </table:table-cell>
          <table:table-cell office:value-type="float" office:value="3.5962" calcext:value-type="float">
            <text:p>3,5962</text:p>
          </table:table-cell>
          <table:table-cell office:value-type="float" office:value="1.6732" calcext:value-type="float">
            <text:p>1,6732</text:p>
          </table:table-cell>
          <table:table-cell table:number-columns-repeated="4"/>
        </table:table-row>
        <table:table-row table:style-name="ro1">
          <table:table-cell office:value-type="float" office:value="-7.097" calcext:value-type="float">
            <text:p>-7,097</text:p>
          </table:table-cell>
          <table:table-cell office:value-type="float" office:value="45" calcext:value-type="float">
            <text:p>45</text:p>
          </table:table-cell>
          <table:table-cell office:value-type="float" office:value="3.7408" calcext:value-type="float">
            <text:p>3,7408</text:p>
          </table:table-cell>
          <table:table-cell office:value-type="float" office:value="1.668" calcext:value-type="float">
            <text:p>1,668</text:p>
          </table:table-cell>
          <table:table-cell table:number-columns-repeated="4"/>
        </table:table-row>
        <table:table-row table:style-name="ro1">
          <table:table-cell office:value-type="float" office:value="-7.0798" calcext:value-type="float">
            <text:p>-7,0798</text:p>
          </table:table-cell>
          <table:table-cell office:value-type="float" office:value="45" calcext:value-type="float">
            <text:p>45</text:p>
          </table:table-cell>
          <table:table-cell office:value-type="float" office:value="3.7426" calcext:value-type="float">
            <text:p>3,7426</text:p>
          </table:table-cell>
          <table:table-cell office:value-type="float" office:value="1.6676" calcext:value-type="float">
            <text:p>1,6676</text:p>
          </table:table-cell>
          <table:table-cell table:number-columns-repeated="4"/>
        </table:table-row>
        <table:table-row table:style-name="ro1">
          <table:table-cell office:value-type="float" office:value="-7.0295" calcext:value-type="float">
            <text:p>-7,0295</text:p>
          </table:table-cell>
          <table:table-cell office:value-type="float" office:value="45" calcext:value-type="float">
            <text:p>45</text:p>
          </table:table-cell>
          <table:table-cell office:value-type="float" office:value="3.7482" calcext:value-type="float">
            <text:p>3,7482</text:p>
          </table:table-cell>
          <table:table-cell office:value-type="float" office:value="1.6664" calcext:value-type="float">
            <text:p>1,6664</text:p>
          </table:table-cell>
          <table:table-cell table:number-columns-repeated="4"/>
        </table:table-row>
        <table:table-row table:style-name="ro1">
          <table:table-cell office:value-type="float" office:value="-7.0274" calcext:value-type="float">
            <text:p>-7,0274</text:p>
          </table:table-cell>
          <table:table-cell office:value-type="float" office:value="45" calcext:value-type="float">
            <text:p>45</text:p>
          </table:table-cell>
          <table:table-cell office:value-type="float" office:value="3.7484" calcext:value-type="float">
            <text:p>3,7484</text:p>
          </table:table-cell>
          <table:table-cell office:value-type="float" office:value="1.6664" calcext:value-type="float">
            <text:p>1,6664</text:p>
          </table:table-cell>
          <table:table-cell table:number-columns-repeated="4"/>
        </table:table-row>
        <table:table-row table:style-name="ro1">
          <table:table-cell office:value-type="float" office:value="-7.0095" calcext:value-type="float">
            <text:p>-7,0095</text:p>
          </table:table-cell>
          <table:table-cell office:value-type="float" office:value="45" calcext:value-type="float">
            <text:p>45</text:p>
          </table:table-cell>
          <table:table-cell office:value-type="float" office:value="3.7505" calcext:value-type="float">
            <text:p>3,7505</text:p>
          </table:table-cell>
          <table:table-cell office:value-type="float" office:value="1.6659" calcext:value-type="float">
            <text:p>1,6659</text:p>
          </table:table-cell>
          <table:table-cell table:number-columns-repeated="4"/>
        </table:table-row>
        <table:table-row table:style-name="ro1">
          <table:table-cell office:value-type="float" office:value="-6.4015" calcext:value-type="float">
            <text:p>-6,4015</text:p>
          </table:table-cell>
          <table:table-cell office:value-type="float" office:value="45" calcext:value-type="float">
            <text:p>45</text:p>
          </table:table-cell>
          <table:table-cell office:value-type="float" office:value="3.7533" calcext:value-type="float">
            <text:p>3,7533</text:p>
          </table:table-cell>
          <table:table-cell office:value-type="float" office:value="1.6423" calcext:value-type="float">
            <text:p>1,6423</text:p>
          </table:table-cell>
          <table:table-cell table:number-columns-repeated="4"/>
        </table:table-row>
        <table:table-row table:style-name="ro1">
          <table:table-cell office:value-type="float" office:value="-6.3647" calcext:value-type="float">
            <text:p>-6,3647</text:p>
          </table:table-cell>
          <table:table-cell office:value-type="float" office:value="45" calcext:value-type="float">
            <text:p>45</text:p>
          </table:table-cell>
          <table:table-cell office:value-type="float" office:value="3.7471" calcext:value-type="float">
            <text:p>3,7471</text:p>
          </table:table-cell>
          <table:table-cell office:value-type="float" office:value="1.6403" calcext:value-type="float">
            <text:p>1,6403</text:p>
          </table:table-cell>
          <table:table-cell table:number-columns-repeated="4"/>
        </table:table-row>
        <table:table-row table:style-name="ro1">
          <table:table-cell office:value-type="float" office:value="-5.7952" calcext:value-type="float">
            <text:p>-5,7952</text:p>
          </table:table-cell>
          <table:table-cell office:value-type="float" office:value="45" calcext:value-type="float">
            <text:p>45</text:p>
          </table:table-cell>
          <table:table-cell office:value-type="float" office:value="3.6512" calcext:value-type="float">
            <text:p>3,6512</text:p>
          </table:table-cell>
          <table:table-cell office:value-type="float" office:value="1.5985" calcext:value-type="float">
            <text:p>1,5985</text:p>
          </table:table-cell>
          <table:table-cell table:number-columns-repeated="4"/>
        </table:table-row>
        <table:table-row table:style-name="ro1">
          <table:table-cell office:value-type="float" office:value="-4.6471" calcext:value-type="float">
            <text:p>-4,6471</text:p>
          </table:table-cell>
          <table:table-cell office:value-type="float" office:value="45" calcext:value-type="float">
            <text:p>45</text:p>
          </table:table-cell>
          <table:table-cell office:value-type="float" office:value="3.4714" calcext:value-type="float">
            <text:p>3,4714</text:p>
          </table:table-cell>
          <table:table-cell office:value-type="float" office:value="1.4654" calcext:value-type="float">
            <text:p>1,4654</text:p>
          </table:table-cell>
          <table:table-cell table:number-columns-repeated="4"/>
        </table:table-row>
        <table:table-row table:style-name="ro1">
          <table:table-cell office:value-type="float" office:value="-4.1157" calcext:value-type="float">
            <text:p>-4,1157</text:p>
          </table:table-cell>
          <table:table-cell office:value-type="float" office:value="45" calcext:value-type="float">
            <text:p>45</text:p>
          </table:table-cell>
          <table:table-cell office:value-type="float" office:value="3.3908" calcext:value-type="float">
            <text:p>3,3908</text:p>
          </table:table-cell>
          <table:table-cell office:value-type="float" office:value="1.4035" calcext:value-type="float">
            <text:p>1,4035</text:p>
          </table:table-cell>
          <table:table-cell table:number-columns-repeated="4"/>
        </table:table-row>
        <table:table-row table:style-name="ro1">
          <table:table-cell office:value-type="float" office:value="-3.8707" calcext:value-type="float">
            <text:p>-3,8707</text:p>
          </table:table-cell>
          <table:table-cell office:value-type="float" office:value="45" calcext:value-type="float">
            <text:p>45</text:p>
          </table:table-cell>
          <table:table-cell office:value-type="float" office:value="3.354" calcext:value-type="float">
            <text:p>3,354</text:p>
          </table:table-cell>
          <table:table-cell office:value-type="float" office:value="1.3781" calcext:value-type="float">
            <text:p>1,3781</text:p>
          </table:table-cell>
          <table:table-cell table:number-columns-repeated="4"/>
        </table:table-row>
        <table:table-row table:style-name="ro1">
          <table:table-cell office:value-type="float" office:value="-3.7109" calcext:value-type="float">
            <text:p>-3,7109</text:p>
          </table:table-cell>
          <table:table-cell office:value-type="float" office:value="45" calcext:value-type="float">
            <text:p>45</text:p>
          </table:table-cell>
          <table:table-cell office:value-type="float" office:value="3.3302" calcext:value-type="float">
            <text:p>3,3302</text:p>
          </table:table-cell>
          <table:table-cell office:value-type="float" office:value="1.3628" calcext:value-type="float">
            <text:p>1,3628</text:p>
          </table:table-cell>
          <table:table-cell table:number-columns-repeated="4"/>
        </table:table-row>
        <table:table-row table:style-name="ro1">
          <table:table-cell office:value-type="float" office:value="-1.1073" calcext:value-type="float">
            <text:p>-1,1073</text:p>
          </table:table-cell>
          <table:table-cell office:value-type="float" office:value="45" calcext:value-type="float">
            <text:p>45</text:p>
          </table:table-cell>
          <table:table-cell office:value-type="float" office:value="2.9544" calcext:value-type="float">
            <text:p>2,9544</text:p>
          </table:table-cell>
          <table:table-cell office:value-type="float" office:value="1.1665" calcext:value-type="float">
            <text:p>1,1665</text:p>
          </table:table-cell>
          <table:table-cell table:number-columns-repeated="4"/>
        </table:table-row>
        <table:table-row table:style-name="ro1">
          <table:table-cell office:value-type="float" office:value="-1.074" calcext:value-type="float">
            <text:p>-1,074</text:p>
          </table:table-cell>
          <table:table-cell office:value-type="float" office:value="45" calcext:value-type="float">
            <text:p>45</text:p>
          </table:table-cell>
          <table:table-cell office:value-type="float" office:value="2.9498" calcext:value-type="float">
            <text:p>2,9498</text:p>
          </table:table-cell>
          <table:table-cell office:value-type="float" office:value="1.1642" calcext:value-type="float">
            <text:p>1,1642</text:p>
          </table:table-cell>
          <table:table-cell table:number-columns-repeated="4"/>
        </table:table-row>
        <table:table-row table:style-name="ro1">
          <table:table-cell office:value-type="float" office:value="-0.5452" calcext:value-type="float">
            <text:p>-0,5452</text:p>
          </table:table-cell>
          <table:table-cell office:value-type="float" office:value="45" calcext:value-type="float">
            <text:p>45</text:p>
          </table:table-cell>
          <table:table-cell office:value-type="float" office:value="2.8788" calcext:value-type="float">
            <text:p>2,8788</text:p>
          </table:table-cell>
          <table:table-cell office:value-type="float" office:value="1.1278" calcext:value-type="float">
            <text:p>1,1278</text:p>
          </table:table-cell>
          <table:table-cell table:number-columns-repeated="4"/>
        </table:table-row>
        <table:table-row table:style-name="ro1">
          <table:table-cell office:value-type="float" office:value="-0.1405" calcext:value-type="float">
            <text:p>-0,1405</text:p>
          </table:table-cell>
          <table:table-cell office:value-type="float" office:value="45" calcext:value-type="float">
            <text:p>45</text:p>
          </table:table-cell>
          <table:table-cell office:value-type="float" office:value="2.827" calcext:value-type="float">
            <text:p>2,827</text:p>
          </table:table-cell>
          <table:table-cell office:value-type="float" office:value="1.0991" calcext:value-type="float">
            <text:p>1,0991</text:p>
          </table:table-cell>
          <table:table-cell table:number-columns-repeated="4"/>
        </table:table-row>
        <table:table-row table:style-name="ro1">
          <table:table-cell office:value-type="float" office:value="0.4313" calcext:value-type="float">
            <text:p>0,4313</text:p>
          </table:table-cell>
          <table:table-cell office:value-type="float" office:value="45" calcext:value-type="float">
            <text:p>45</text:p>
          </table:table-cell>
          <table:table-cell office:value-type="float" office:value="2.7591" calcext:value-type="float">
            <text:p>2,7591</text:p>
          </table:table-cell>
          <table:table-cell office:value-type="float" office:value="1.0553" calcext:value-type="float">
            <text:p>1,0553</text:p>
          </table:table-cell>
          <table:table-cell table:number-columns-repeated="4"/>
        </table:table-row>
        <table:table-row table:style-name="ro1">
          <table:table-cell office:value-type="float" office:value="0.7101" calcext:value-type="float">
            <text:p>0,7101</text:p>
          </table:table-cell>
          <table:table-cell office:value-type="float" office:value="45" calcext:value-type="float">
            <text:p>45</text:p>
          </table:table-cell>
          <table:table-cell office:value-type="float" office:value="2.7289" calcext:value-type="float">
            <text:p>2,7289</text:p>
          </table:table-cell>
          <table:table-cell office:value-type="float" office:value="1.0311" calcext:value-type="float">
            <text:p>1,0311</text:p>
          </table:table-cell>
          <table:table-cell table:number-columns-repeated="4"/>
        </table:table-row>
        <table:table-row table:style-name="ro1">
          <table:table-cell office:value-type="float" office:value="1.0167" calcext:value-type="float">
            <text:p>1,0167</text:p>
          </table:table-cell>
          <table:table-cell office:value-type="float" office:value="45" calcext:value-type="float">
            <text:p>45</text:p>
          </table:table-cell>
          <table:table-cell office:value-type="float" office:value="2.6974" calcext:value-type="float">
            <text:p>2,6974</text:p>
          </table:table-cell>
          <table:table-cell office:value-type="float" office:value="1.0014" calcext:value-type="float">
            <text:p>1,0014</text:p>
          </table:table-cell>
          <table:table-cell table:number-columns-repeated="4"/>
        </table:table-row>
        <table:table-row table:style-name="ro1">
          <table:table-cell office:value-type="float" office:value="1.1316" calcext:value-type="float">
            <text:p>1,1316</text:p>
          </table:table-cell>
          <table:table-cell office:value-type="float" office:value="45" calcext:value-type="float">
            <text:p>45</text:p>
          </table:table-cell>
          <table:table-cell office:value-type="float" office:value="2.6853" calcext:value-type="float">
            <text:p>2,6853</text:p>
          </table:table-cell>
          <table:table-cell office:value-type="float" office:value="0.9893" calcext:value-type="float">
            <text:p>0,9893</text:p>
          </table:table-cell>
          <table:table-cell table:number-columns-repeated="4"/>
        </table:table-row>
        <table:table-row table:style-name="ro1">
          <table:table-cell office:value-type="float" office:value="1.1661" calcext:value-type="float">
            <text:p>1,1661</text:p>
          </table:table-cell>
          <table:table-cell office:value-type="float" office:value="45" calcext:value-type="float">
            <text:p>45</text:p>
          </table:table-cell>
          <table:table-cell office:value-type="float" office:value="2.6816" calcext:value-type="float">
            <text:p>2,6816</text:p>
          </table:table-cell>
          <table:table-cell office:value-type="float" office:value="0.9856" calcext:value-type="float">
            <text:p>0,9856</text:p>
          </table:table-cell>
          <table:table-cell table:number-columns-repeated="4"/>
        </table:table-row>
        <table:table-row table:style-name="ro1">
          <table:table-cell office:value-type="float" office:value="1.5465" calcext:value-type="float">
            <text:p>1,5465</text:p>
          </table:table-cell>
          <table:table-cell office:value-type="float" office:value="45" calcext:value-type="float">
            <text:p>45</text:p>
          </table:table-cell>
          <table:table-cell office:value-type="float" office:value="2.6406" calcext:value-type="float">
            <text:p>2,6406</text:p>
          </table:table-cell>
          <table:table-cell office:value-type="float" office:value="0.9419" calcext:value-type="float">
            <text:p>0,9419</text:p>
          </table:table-cell>
          <table:table-cell table:number-columns-repeated="4"/>
        </table:table-row>
        <table:table-row table:style-name="ro1">
          <table:table-cell office:value-type="float" office:value="1.9465" calcext:value-type="float">
            <text:p>1,9465</text:p>
          </table:table-cell>
          <table:table-cell office:value-type="float" office:value="45" calcext:value-type="float">
            <text:p>45</text:p>
          </table:table-cell>
          <table:table-cell office:value-type="float" office:value="2.6207" calcext:value-type="float">
            <text:p>2,6207</text:p>
          </table:table-cell>
          <table:table-cell office:value-type="float" office:value="0.9011" calcext:value-type="float">
            <text:p>0,9011</text:p>
          </table:table-cell>
          <table:table-cell table:number-columns-repeated="4"/>
        </table:table-row>
        <table:table-row table:style-name="ro1">
          <table:table-cell office:value-type="float" office:value="2.0016" calcext:value-type="float">
            <text:p>2,0016</text:p>
          </table:table-cell>
          <table:table-cell office:value-type="float" office:value="45" calcext:value-type="float">
            <text:p>45</text:p>
          </table:table-cell>
          <table:table-cell office:value-type="float" office:value="2.6212" calcext:value-type="float">
            <text:p>2,6212</text:p>
          </table:table-cell>
          <table:table-cell office:value-type="float" office:value="0.8975" calcext:value-type="float">
            <text:p>0,8975</text:p>
          </table:table-cell>
          <table:table-cell table:number-columns-repeated="4"/>
        </table:table-row>
        <table:table-row table:style-name="ro1">
          <table:table-cell office:value-type="float" office:value="2.2096" calcext:value-type="float">
            <text:p>2,2096</text:p>
          </table:table-cell>
          <table:table-cell office:value-type="float" office:value="45" calcext:value-type="float">
            <text:p>45</text:p>
          </table:table-cell>
          <table:table-cell office:value-type="float" office:value="2.6304" calcext:value-type="float">
            <text:p>2,6304</text:p>
          </table:table-cell>
          <table:table-cell office:value-type="float" office:value="0.8909" calcext:value-type="float">
            <text:p>0,8909</text:p>
          </table:table-cell>
          <table:table-cell table:number-columns-repeated="4"/>
        </table:table-row>
        <table:table-row table:style-name="ro1">
          <table:table-cell office:value-type="float" office:value="2.4595" calcext:value-type="float">
            <text:p>2,4595</text:p>
          </table:table-cell>
          <table:table-cell office:value-type="float" office:value="45" calcext:value-type="float">
            <text:p>45</text:p>
          </table:table-cell>
          <table:table-cell office:value-type="float" office:value="2.6564" calcext:value-type="float">
            <text:p>2,6564</text:p>
          </table:table-cell>
          <table:table-cell office:value-type="float" office:value="0.8945" calcext:value-type="float">
            <text:p>0,8945</text:p>
          </table:table-cell>
          <table:table-cell table:number-columns-repeated="4"/>
        </table:table-row>
        <table:table-row table:style-name="ro1">
          <table:table-cell office:value-type="float" office:value="2.5467" calcext:value-type="float">
            <text:p>2,5467</text:p>
          </table:table-cell>
          <table:table-cell office:value-type="float" office:value="45" calcext:value-type="float">
            <text:p>45</text:p>
          </table:table-cell>
          <table:table-cell office:value-type="float" office:value="2.669" calcext:value-type="float">
            <text:p>2,669</text:p>
          </table:table-cell>
          <table:table-cell office:value-type="float" office:value="0.8977" calcext:value-type="float">
            <text:p>0,8977</text:p>
          </table:table-cell>
          <table:table-cell table:number-columns-repeated="4"/>
        </table:table-row>
        <table:table-row table:style-name="ro1">
          <table:table-cell office:value-type="float" office:value="2.6816" calcext:value-type="float">
            <text:p>2,6816</text:p>
          </table:table-cell>
          <table:table-cell office:value-type="float" office:value="45" calcext:value-type="float">
            <text:p>45</text:p>
          </table:table-cell>
          <table:table-cell office:value-type="float" office:value="2.6914" calcext:value-type="float">
            <text:p>2,6914</text:p>
          </table:table-cell>
          <table:table-cell office:value-type="float" office:value="0.9038" calcext:value-type="float">
            <text:p>0,9038</text:p>
          </table:table-cell>
          <table:table-cell table:number-columns-repeated="4"/>
        </table:table-row>
        <table:table-row table:style-name="ro1">
          <table:table-cell office:value-type="float" office:value="3.2438" calcext:value-type="float">
            <text:p>3,2438</text:p>
          </table:table-cell>
          <table:table-cell office:value-type="float" office:value="45" calcext:value-type="float">
            <text:p>45</text:p>
          </table:table-cell>
          <table:table-cell office:value-type="float" office:value="2.8089" calcext:value-type="float">
            <text:p>2,8089</text:p>
          </table:table-cell>
          <table:table-cell office:value-type="float" office:value="0.9373" calcext:value-type="float">
            <text:p>0,9373</text:p>
          </table:table-cell>
          <table:table-cell table:number-columns-repeated="4"/>
        </table:table-row>
        <table:table-row table:style-name="ro1">
          <table:table-cell office:value-type="float" office:value="3.2992" calcext:value-type="float">
            <text:p>3,2992</text:p>
          </table:table-cell>
          <table:table-cell office:value-type="float" office:value="45" calcext:value-type="float">
            <text:p>45</text:p>
          </table:table-cell>
          <table:table-cell office:value-type="float" office:value="2.822" calcext:value-type="float">
            <text:p>2,822</text:p>
          </table:table-cell>
          <table:table-cell office:value-type="float" office:value="0.941" calcext:value-type="float">
            <text:p>0,941</text:p>
          </table:table-cell>
          <table:table-cell table:number-columns-repeated="4"/>
        </table:table-row>
        <table:table-row table:style-name="ro1">
          <table:table-cell office:value-type="float" office:value="4.2512" calcext:value-type="float">
            <text:p>4,2512</text:p>
          </table:table-cell>
          <table:table-cell office:value-type="float" office:value="45" calcext:value-type="float">
            <text:p>45</text:p>
          </table:table-cell>
          <table:table-cell office:value-type="float" office:value="3.0629" calcext:value-type="float">
            <text:p>3,0629</text:p>
          </table:table-cell>
          <table:table-cell office:value-type="float" office:value="1.0017" calcext:value-type="float">
            <text:p>1,0017</text:p>
          </table:table-cell>
          <table:table-cell table:number-columns-repeated="4"/>
        </table:table-row>
        <table:table-row table:style-name="ro1">
          <table:table-cell office:value-type="float" office:value="4.4554" calcext:value-type="float">
            <text:p>4,4554</text:p>
          </table:table-cell>
          <table:table-cell office:value-type="float" office:value="45" calcext:value-type="float">
            <text:p>45</text:p>
          </table:table-cell>
          <table:table-cell office:value-type="float" office:value="3.1145" calcext:value-type="float">
            <text:p>3,1145</text:p>
          </table:table-cell>
          <table:table-cell office:value-type="float" office:value="1.0136" calcext:value-type="float">
            <text:p>1,0136</text:p>
          </table:table-cell>
          <table:table-cell table:number-columns-repeated="4"/>
        </table:table-row>
        <table:table-row table:style-name="ro1">
          <table:table-cell office:value-type="float" office:value="4.6681" calcext:value-type="float">
            <text:p>4,6681</text:p>
          </table:table-cell>
          <table:table-cell office:value-type="float" office:value="45" calcext:value-type="float">
            <text:p>45</text:p>
          </table:table-cell>
          <table:table-cell office:value-type="float" office:value="3.1676" calcext:value-type="float">
            <text:p>3,1676</text:p>
          </table:table-cell>
          <table:table-cell office:value-type="float" office:value="1.0254" calcext:value-type="float">
            <text:p>1,0254</text:p>
          </table:table-cell>
          <table:table-cell table:number-columns-repeated="4"/>
        </table:table-row>
        <table:table-row table:style-name="ro1">
          <table:table-cell office:value-type="float" office:value="4.8485" calcext:value-type="float">
            <text:p>4,8485</text:p>
          </table:table-cell>
          <table:table-cell office:value-type="float" office:value="45" calcext:value-type="float">
            <text:p>45</text:p>
          </table:table-cell>
          <table:table-cell office:value-type="float" office:value="3.2131" calcext:value-type="float">
            <text:p>3,2131</text:p>
          </table:table-cell>
          <table:table-cell office:value-type="float" office:value="1.035" calcext:value-type="float">
            <text:p>1,035</text:p>
          </table:table-cell>
          <table:table-cell table:number-columns-repeated="4"/>
        </table:table-row>
        <table:table-row table:style-name="ro1">
          <table:table-cell office:value-type="float" office:value="5.5424" calcext:value-type="float">
            <text:p>5,5424</text:p>
          </table:table-cell>
          <table:table-cell office:value-type="float" office:value="45" calcext:value-type="float">
            <text:p>45</text:p>
          </table:table-cell>
          <table:table-cell office:value-type="float" office:value="3.4165" calcext:value-type="float">
            <text:p>3,4165</text:p>
          </table:table-cell>
          <table:table-cell office:value-type="float" office:value="1.0685" calcext:value-type="float">
            <text:p>1,0685</text:p>
          </table:table-cell>
          <table:table-cell table:number-columns-repeated="4"/>
        </table:table-row>
        <table:table-row table:style-name="ro1">
          <table:table-cell office:value-type="float" office:value="6.9203" calcext:value-type="float">
            <text:p>6,9203</text:p>
          </table:table-cell>
          <table:table-cell office:value-type="float" office:value="45" calcext:value-type="float">
            <text:p>45</text:p>
          </table:table-cell>
          <table:table-cell office:value-type="float" office:value="3.8683" calcext:value-type="float">
            <text:p>3,8683</text:p>
          </table:table-cell>
          <table:table-cell office:value-type="float" office:value="1.1213" calcext:value-type="float">
            <text:p>1,1213</text:p>
          </table:table-cell>
          <table:table-cell table:number-columns-repeated="4"/>
        </table:table-row>
        <table:table-row table:style-name="ro1">
          <table:table-cell office:value-type="float" office:value="6.9771" calcext:value-type="float">
            <text:p>6,9771</text:p>
          </table:table-cell>
          <table:table-cell office:value-type="float" office:value="45" calcext:value-type="float">
            <text:p>45</text:p>
          </table:table-cell>
          <table:table-cell office:value-type="float" office:value="3.8812" calcext:value-type="float">
            <text:p>3,8812</text:p>
          </table:table-cell>
          <table:table-cell office:value-type="float" office:value="1.1231" calcext:value-type="float">
            <text:p>1,1231</text:p>
          </table:table-cell>
          <table:table-cell table:number-columns-repeated="4"/>
        </table:table-row>
        <table:table-row table:style-name="ro1">
          <table:table-cell office:value-type="float" office:value="7.072" calcext:value-type="float">
            <text:p>7,072</text:p>
          </table:table-cell>
          <table:table-cell office:value-type="float" office:value="45" calcext:value-type="float">
            <text:p>45</text:p>
          </table:table-cell>
          <table:table-cell office:value-type="float" office:value="3.9009" calcext:value-type="float">
            <text:p>3,9009</text:p>
          </table:table-cell>
          <table:table-cell office:value-type="float" office:value="1.1259" calcext:value-type="float">
            <text:p>1,1259</text:p>
          </table:table-cell>
          <table:table-cell table:number-columns-repeated="4"/>
        </table:table-row>
        <table:table-row table:style-name="ro1">
          <table:table-cell office:value-type="float" office:value="7.4494" calcext:value-type="float">
            <text:p>7,4494</text:p>
          </table:table-cell>
          <table:table-cell office:value-type="float" office:value="45" calcext:value-type="float">
            <text:p>45</text:p>
          </table:table-cell>
          <table:table-cell office:value-type="float" office:value="3.9574" calcext:value-type="float">
            <text:p>3,9574</text:p>
          </table:table-cell>
          <table:table-cell office:value-type="float" office:value="1.1362" calcext:value-type="float">
            <text:p>1,1362</text:p>
          </table:table-cell>
          <table:table-cell table:number-columns-repeated="4"/>
        </table:table-row>
        <table:table-row table:style-name="ro1">
          <table:table-cell office:value-type="float" office:value="8.1022" calcext:value-type="float">
            <text:p>8,1022</text:p>
          </table:table-cell>
          <table:table-cell office:value-type="float" office:value="45" calcext:value-type="float">
            <text:p>45</text:p>
          </table:table-cell>
          <table:table-cell office:value-type="float" office:value="3.9928" calcext:value-type="float">
            <text:p>3,9928</text:p>
          </table:table-cell>
          <table:table-cell office:value-type="float" office:value="1.1486" calcext:value-type="float">
            <text:p>1,1486</text:p>
          </table:table-cell>
          <table:table-cell table:number-columns-repeated="4"/>
        </table:table-row>
        <table:table-row table:style-name="ro1">
          <table:table-cell office:value-type="float" office:value="8.3569" calcext:value-type="float">
            <text:p>8,3569</text:p>
          </table:table-cell>
          <table:table-cell office:value-type="float" office:value="45" calcext:value-type="float">
            <text:p>45</text:p>
          </table:table-cell>
          <table:table-cell office:value-type="float" office:value="3.9934" calcext:value-type="float">
            <text:p>3,9934</text:p>
          </table:table-cell>
          <table:table-cell office:value-type="float" office:value="1.1509" calcext:value-type="float">
            <text:p>1,1509</text:p>
          </table:table-cell>
          <table:table-cell table:number-columns-repeated="4"/>
        </table:table-row>
        <table:table-row table:style-name="ro1">
          <table:table-cell office:value-type="float" office:value="8.4629" calcext:value-type="float">
            <text:p>8,4629</text:p>
          </table:table-cell>
          <table:table-cell office:value-type="float" office:value="45" calcext:value-type="float">
            <text:p>45</text:p>
          </table:table-cell>
          <table:table-cell office:value-type="float" office:value="3.9933" calcext:value-type="float">
            <text:p>3,9933</text:p>
          </table:table-cell>
          <table:table-cell office:value-type="float" office:value="1.1514" calcext:value-type="float">
            <text:p>1,1514</text:p>
          </table:table-cell>
          <table:table-cell table:number-columns-repeated="4"/>
        </table:table-row>
        <table:table-row table:style-name="ro1">
          <table:table-cell office:value-type="float" office:value="8.8696" calcext:value-type="float">
            <text:p>8,8696</text:p>
          </table:table-cell>
          <table:table-cell office:value-type="float" office:value="45" calcext:value-type="float">
            <text:p>45</text:p>
          </table:table-cell>
          <table:table-cell office:value-type="float" office:value="4.0134" calcext:value-type="float">
            <text:p>4,0134</text:p>
          </table:table-cell>
          <table:table-cell office:value-type="float" office:value="1.1506" calcext:value-type="float">
            <text:p>1,1506</text:p>
          </table:table-cell>
          <table:table-cell table:number-columns-repeated="4"/>
        </table:table-row>
        <table:table-row table:style-name="ro1">
          <table:table-cell office:value-type="float" office:value="9.6949" calcext:value-type="float">
            <text:p>9,6949</text:p>
          </table:table-cell>
          <table:table-cell office:value-type="float" office:value="45" calcext:value-type="float">
            <text:p>45</text:p>
          </table:table-cell>
          <table:table-cell office:value-type="float" office:value="4.0986" calcext:value-type="float">
            <text:p>4,0986</text:p>
          </table:table-cell>
          <table:table-cell office:value-type="float" office:value="1.1375" calcext:value-type="float">
            <text:p>1,1375</text:p>
          </table:table-cell>
          <table:table-cell table:number-columns-repeated="4"/>
        </table:table-row>
        <table:table-row table:style-name="ro1">
          <table:table-cell office:value-type="float" office:value="9.7144" calcext:value-type="float">
            <text:p>9,7144</text:p>
          </table:table-cell>
          <table:table-cell office:value-type="float" office:value="45" calcext:value-type="float">
            <text:p>45</text:p>
          </table:table-cell>
          <table:table-cell office:value-type="float" office:value="4.1006" calcext:value-type="float">
            <text:p>4,1006</text:p>
          </table:table-cell>
          <table:table-cell office:value-type="float" office:value="1.1371" calcext:value-type="float">
            <text:p>1,1371</text:p>
          </table:table-cell>
          <table:table-cell table:number-columns-repeated="4"/>
        </table:table-row>
        <table:table-row table:style-name="ro1">
          <table:table-cell office:value-type="float" office:value="10.6518" calcext:value-type="float">
            <text:p>10,6518</text:p>
          </table:table-cell>
          <table:table-cell office:value-type="float" office:value="45" calcext:value-type="float">
            <text:p>45</text:p>
          </table:table-cell>
          <table:table-cell office:value-type="float" office:value="4.1937" calcext:value-type="float">
            <text:p>4,1937</text:p>
          </table:table-cell>
          <table:table-cell office:value-type="float" office:value="1.1158" calcext:value-type="float">
            <text:p>1,1158</text:p>
          </table:table-cell>
          <table:table-cell table:number-columns-repeated="4"/>
        </table:table-row>
        <table:table-row table:style-name="ro1">
          <table:table-cell office:value-type="float" office:value="11.093" calcext:value-type="float">
            <text:p>11,093</text:p>
          </table:table-cell>
          <table:table-cell office:value-type="float" office:value="45" calcext:value-type="float">
            <text:p>45</text:p>
          </table:table-cell>
          <table:table-cell office:value-type="float" office:value="4.2369" calcext:value-type="float">
            <text:p>4,2369</text:p>
          </table:table-cell>
          <table:table-cell office:value-type="float" office:value="1.1075" calcext:value-type="float">
            <text:p>1,1075</text:p>
          </table:table-cell>
          <table:table-cell table:number-columns-repeated="4"/>
        </table:table-row>
        <table:table-row table:style-name="ro1">
          <table:table-cell office:value-type="float" office:value="13.0641" calcext:value-type="float">
            <text:p>13,0641</text:p>
          </table:table-cell>
          <table:table-cell office:value-type="float" office:value="45" calcext:value-type="float">
            <text:p>45</text:p>
          </table:table-cell>
          <table:table-cell office:value-type="float" office:value="4.4301" calcext:value-type="float">
            <text:p>4,4301</text:p>
          </table:table-cell>
          <table:table-cell office:value-type="float" office:value="1.086" calcext:value-type="float">
            <text:p>1,086</text:p>
          </table:table-cell>
          <table:table-cell table:number-columns-repeated="4"/>
        </table:table-row>
        <table:table-row table:style-name="ro1">
          <table:table-cell office:value-type="float" office:value="13.0923" calcext:value-type="float">
            <text:p>13,0923</text:p>
          </table:table-cell>
          <table:table-cell office:value-type="float" office:value="45" calcext:value-type="float">
            <text:p>45</text:p>
          </table:table-cell>
          <table:table-cell office:value-type="float" office:value="4.4328" calcext:value-type="float">
            <text:p>4,4328</text:p>
          </table:table-cell>
          <table:table-cell office:value-type="float" office:value="1.0858" calcext:value-type="float">
            <text:p>1,0858</text:p>
          </table:table-cell>
          <table:table-cell table:number-columns-repeated="4"/>
        </table:table-row>
        <table:table-row table:style-name="ro1">
          <table:table-cell office:value-type="float" office:value="14.3643" calcext:value-type="float">
            <text:p>14,3643</text:p>
          </table:table-cell>
          <table:table-cell office:value-type="float" office:value="45" calcext:value-type="float">
            <text:p>45</text:p>
          </table:table-cell>
          <table:table-cell office:value-type="float" office:value="4.5588" calcext:value-type="float">
            <text:p>4,5588</text:p>
          </table:table-cell>
          <table:table-cell office:value-type="float" office:value="1.0799" calcext:value-type="float">
            <text:p>1,0799</text:p>
          </table:table-cell>
          <table:table-cell table:number-columns-repeated="4"/>
        </table:table-row>
        <table:table-row table:style-name="ro1">
          <table:table-cell office:value-type="float" office:value="14.5788" calcext:value-type="float">
            <text:p>14,5788</text:p>
          </table:table-cell>
          <table:table-cell office:value-type="float" office:value="45" calcext:value-type="float">
            <text:p>45</text:p>
          </table:table-cell>
          <table:table-cell office:value-type="float" office:value="4.5802" calcext:value-type="float">
            <text:p>4,5802</text:p>
          </table:table-cell>
          <table:table-cell office:value-type="float" office:value="1.0793" calcext:value-type="float">
            <text:p>1,0793</text:p>
          </table:table-cell>
          <table:table-cell table:number-columns-repeated="4"/>
        </table:table-row>
        <table:table-row table:style-name="ro1">
          <table:table-cell office:value-type="float" office:value="16.1406" calcext:value-type="float">
            <text:p>16,1406</text:p>
          </table:table-cell>
          <table:table-cell office:value-type="float" office:value="45" calcext:value-type="float">
            <text:p>45</text:p>
          </table:table-cell>
          <table:table-cell office:value-type="float" office:value="4.7373" calcext:value-type="float">
            <text:p>4,7373</text:p>
          </table:table-cell>
          <table:table-cell office:value-type="float" office:value="1.0782" calcext:value-type="float">
            <text:p>1,0782</text:p>
          </table:table-cell>
          <table:table-cell table:number-columns-repeated="4"/>
        </table:table-row>
        <table:table-row table:style-name="ro1">
          <table:table-cell office:value-type="float" office:value="17.4708" calcext:value-type="float">
            <text:p>17,4708</text:p>
          </table:table-cell>
          <table:table-cell office:value-type="float" office:value="45" calcext:value-type="float">
            <text:p>45</text:p>
          </table:table-cell>
          <table:table-cell office:value-type="float" office:value="4.8734" calcext:value-type="float">
            <text:p>4,8734</text:p>
          </table:table-cell>
          <table:table-cell office:value-type="float" office:value="1.081" calcext:value-type="float">
            <text:p>1,081</text:p>
          </table:table-cell>
          <table:table-cell table:number-columns-repeated="4"/>
        </table:table-row>
        <table:table-row table:style-name="ro1">
          <table:table-cell office:value-type="float" office:value="17.8015" calcext:value-type="float">
            <text:p>17,8015</text:p>
          </table:table-cell>
          <table:table-cell office:value-type="float" office:value="45" calcext:value-type="float">
            <text:p>45</text:p>
          </table:table-cell>
          <table:table-cell office:value-type="float" office:value="4.9076" calcext:value-type="float">
            <text:p>4,9076</text:p>
          </table:table-cell>
          <table:table-cell office:value-type="float" office:value="1.082" calcext:value-type="float">
            <text:p>1,082</text:p>
          </table:table-cell>
          <table:table-cell table:number-columns-repeated="4"/>
        </table:table-row>
        <table:table-row table:style-name="ro1">
          <table:table-cell office:value-type="float" office:value="18.6793" calcext:value-type="float">
            <text:p>18,6793</text:p>
          </table:table-cell>
          <table:table-cell office:value-type="float" office:value="45" calcext:value-type="float">
            <text:p>45</text:p>
          </table:table-cell>
          <table:table-cell office:value-type="float" office:value="4.9992" calcext:value-type="float">
            <text:p>4,9992</text:p>
          </table:table-cell>
          <table:table-cell office:value-type="float" office:value="1.085" calcext:value-type="float">
            <text:p>1,085</text:p>
          </table:table-cell>
          <table:table-cell table:number-columns-repeated="4"/>
        </table:table-row>
        <table:table-row table:style-name="ro1">
          <table:table-cell office:value-type="float" office:value="20.2248" calcext:value-type="float">
            <text:p>20,2248</text:p>
          </table:table-cell>
          <table:table-cell office:value-type="float" office:value="45" calcext:value-type="float">
            <text:p>45</text:p>
          </table:table-cell>
          <table:table-cell office:value-type="float" office:value="5.1639" calcext:value-type="float">
            <text:p>5,1639</text:p>
          </table:table-cell>
          <table:table-cell office:value-type="float" office:value="1.0902" calcext:value-type="float">
            <text:p>1,0902</text:p>
          </table:table-cell>
          <table:table-cell table:number-columns-repeated="4"/>
        </table:table-row>
        <table:table-row table:style-name="ro1">
          <table:table-cell office:value-type="float" office:value="21.4181" calcext:value-type="float">
            <text:p>21,4181</text:p>
          </table:table-cell>
          <table:table-cell office:value-type="float" office:value="45" calcext:value-type="float">
            <text:p>45</text:p>
          </table:table-cell>
          <table:table-cell office:value-type="float" office:value="5.2949" calcext:value-type="float">
            <text:p>5,2949</text:p>
          </table:table-cell>
          <table:table-cell office:value-type="float" office:value="1.093" calcext:value-type="float">
            <text:p>1,093</text:p>
          </table:table-cell>
          <table:table-cell table:number-columns-repeated="4"/>
        </table:table-row>
        <table:table-row table:style-name="ro1">
          <table:table-cell office:value-type="float" office:value="21.9343" calcext:value-type="float">
            <text:p>21,9343</text:p>
          </table:table-cell>
          <table:table-cell office:value-type="float" office:value="45" calcext:value-type="float">
            <text:p>45</text:p>
          </table:table-cell>
          <table:table-cell office:value-type="float" office:value="5.3529" calcext:value-type="float">
            <text:p>5,3529</text:p>
          </table:table-cell>
          <table:table-cell office:value-type="float" office:value="1.0937" calcext:value-type="float">
            <text:p>1,0937</text:p>
          </table:table-cell>
          <table:table-cell table:number-columns-repeated="4"/>
        </table:table-row>
        <table:table-row table:style-name="ro1">
          <table:table-cell office:value-type="float" office:value="22.2593" calcext:value-type="float">
            <text:p>22,2593</text:p>
          </table:table-cell>
          <table:table-cell office:value-type="float" office:value="45" calcext:value-type="float">
            <text:p>45</text:p>
          </table:table-cell>
          <table:table-cell office:value-type="float" office:value="5.3898" calcext:value-type="float">
            <text:p>5,3898</text:p>
          </table:table-cell>
          <table:table-cell office:value-type="float" office:value="1.0939" calcext:value-type="float">
            <text:p>1,0939</text:p>
          </table:table-cell>
          <table:table-cell table:number-columns-repeated="4"/>
        </table:table-row>
        <table:table-row table:style-name="ro1">
          <table:table-cell office:value-type="float" office:value="22.4004" calcext:value-type="float">
            <text:p>22,4004</text:p>
          </table:table-cell>
          <table:table-cell office:value-type="float" office:value="45" calcext:value-type="float">
            <text:p>45</text:p>
          </table:table-cell>
          <table:table-cell office:value-type="float" office:value="5.406" calcext:value-type="float">
            <text:p>5,406</text:p>
          </table:table-cell>
          <table:table-cell office:value-type="float" office:value="1.0939" calcext:value-type="float">
            <text:p>1,0939</text:p>
          </table:table-cell>
          <table:table-cell table:number-columns-repeated="4"/>
        </table:table-row>
        <table:table-row table:style-name="ro1">
          <table:table-cell office:value-type="float" office:value="23.345" calcext:value-type="float">
            <text:p>23,345</text:p>
          </table:table-cell>
          <table:table-cell office:value-type="float" office:value="45" calcext:value-type="float">
            <text:p>45</text:p>
          </table:table-cell>
          <table:table-cell office:value-type="float" office:value="5.5155" calcext:value-type="float">
            <text:p>5,5155</text:p>
          </table:table-cell>
          <table:table-cell office:value-type="float" office:value="1.0935" calcext:value-type="float">
            <text:p>1,0935</text:p>
          </table:table-cell>
          <table:table-cell table:number-columns-repeated="4"/>
        </table:table-row>
        <table:table-row table:style-name="ro1">
          <table:table-cell office:value-type="float" office:value="26.4352" calcext:value-type="float">
            <text:p>26,4352</text:p>
          </table:table-cell>
          <table:table-cell office:value-type="float" office:value="45" calcext:value-type="float">
            <text:p>45</text:p>
          </table:table-cell>
          <table:table-cell office:value-type="float" office:value="5.8891" calcext:value-type="float">
            <text:p>5,8891</text:p>
          </table:table-cell>
          <table:table-cell office:value-type="float" office:value="1.0853" calcext:value-type="float">
            <text:p>1,0853</text:p>
          </table:table-cell>
          <table:table-cell table:number-columns-repeated="4"/>
        </table:table-row>
        <table:table-row table:style-name="ro1">
          <table:table-cell office:value-type="float" office:value="26.6094" calcext:value-type="float">
            <text:p>26,6094</text:p>
          </table:table-cell>
          <table:table-cell office:value-type="float" office:value="45" calcext:value-type="float">
            <text:p>45</text:p>
          </table:table-cell>
          <table:table-cell office:value-type="float" office:value="5.9106" calcext:value-type="float">
            <text:p>5,9106</text:p>
          </table:table-cell>
          <table:table-cell office:value-type="float" office:value="1.0846" calcext:value-type="float">
            <text:p>1,0846</text:p>
          </table:table-cell>
          <table:table-cell table:number-columns-repeated="4"/>
        </table:table-row>
        <table:table-row table:style-name="ro1">
          <table:table-cell office:value-type="float" office:value="26.9418" calcext:value-type="float">
            <text:p>26,9418</text:p>
          </table:table-cell>
          <table:table-cell office:value-type="float" office:value="45" calcext:value-type="float">
            <text:p>45</text:p>
          </table:table-cell>
          <table:table-cell office:value-type="float" office:value="5.9517" calcext:value-type="float">
            <text:p>5,9517</text:p>
          </table:table-cell>
          <table:table-cell office:value-type="float" office:value="1.0833" calcext:value-type="float">
            <text:p>1,0833</text:p>
          </table:table-cell>
          <table:table-cell table:number-columns-repeated="4"/>
        </table:table-row>
        <table:table-row table:style-name="ro1">
          <table:table-cell office:value-type="float" office:value="27.8737" calcext:value-type="float">
            <text:p>27,8737</text:p>
          </table:table-cell>
          <table:table-cell office:value-type="float" office:value="45" calcext:value-type="float">
            <text:p>45</text:p>
          </table:table-cell>
          <table:table-cell office:value-type="float" office:value="6.0662" calcext:value-type="float">
            <text:p>6,0662</text:p>
          </table:table-cell>
          <table:table-cell office:value-type="float" office:value="1.0793" calcext:value-type="float">
            <text:p>1,0793</text:p>
          </table:table-cell>
          <table:table-cell table:number-columns-repeated="4"/>
        </table:table-row>
        <table:table-row table:style-name="ro1">
          <table:table-cell office:value-type="float" office:value="29.8333" calcext:value-type="float">
            <text:p>29,8333</text:p>
          </table:table-cell>
          <table:table-cell office:value-type="float" office:value="45" calcext:value-type="float">
            <text:p>45</text:p>
          </table:table-cell>
          <table:table-cell office:value-type="float" office:value="6.3039" calcext:value-type="float">
            <text:p>6,3039</text:p>
          </table:table-cell>
          <table:table-cell office:value-type="float" office:value="1.0703" calcext:value-type="float">
            <text:p>1,0703</text:p>
          </table:table-cell>
          <table:table-cell table:number-columns-repeated="4"/>
        </table:table-row>
        <table:table-row table:style-name="ro1">
          <table:table-cell office:value-type="float" office:value="29.9239" calcext:value-type="float">
            <text:p>29,9239</text:p>
          </table:table-cell>
          <table:table-cell office:value-type="float" office:value="45" calcext:value-type="float">
            <text:p>45</text:p>
          </table:table-cell>
          <table:table-cell office:value-type="float" office:value="6.3148" calcext:value-type="float">
            <text:p>6,3148</text:p>
          </table:table-cell>
          <table:table-cell office:value-type="float" office:value="1.0698" calcext:value-type="float">
            <text:p>1,0698</text:p>
          </table:table-cell>
          <table:table-cell table:number-columns-repeated="4"/>
        </table:table-row>
        <table:table-row table:style-name="ro1">
          <table:table-cell office:value-type="float" office:value="29.9416" calcext:value-type="float">
            <text:p>29,9416</text:p>
          </table:table-cell>
          <table:table-cell office:value-type="float" office:value="45" calcext:value-type="float">
            <text:p>45</text:p>
          </table:table-cell>
          <table:table-cell office:value-type="float" office:value="6.3169" calcext:value-type="float">
            <text:p>6,3169</text:p>
          </table:table-cell>
          <table:table-cell office:value-type="float" office:value="1.0698" calcext:value-type="float">
            <text:p>1,0698</text:p>
          </table:table-cell>
          <table:table-cell table:number-columns-repeated="4"/>
        </table:table-row>
        <table:table-row table:style-name="ro1">
          <table:table-cell office:value-type="float" office:value="29.9619" calcext:value-type="float">
            <text:p>29,9619</text:p>
          </table:table-cell>
          <table:table-cell office:value-type="float" office:value="45" calcext:value-type="float">
            <text:p>45</text:p>
          </table:table-cell>
          <table:table-cell office:value-type="float" office:value="6.3194" calcext:value-type="float">
            <text:p>6,3194</text:p>
          </table:table-cell>
          <table:table-cell office:value-type="float" office:value="1.0697" calcext:value-type="float">
            <text:p>1,0697</text:p>
          </table:table-cell>
          <table:table-cell table:number-columns-repeated="4"/>
        </table:table-row>
        <table:table-row table:style-name="ro1">
          <table:table-cell office:value-type="float" office:value="29.9644" calcext:value-type="float">
            <text:p>29,9644</text:p>
          </table:table-cell>
          <table:table-cell office:value-type="float" office:value="45" calcext:value-type="float">
            <text:p>45</text:p>
          </table:table-cell>
          <table:table-cell office:value-type="float" office:value="6.3197" calcext:value-type="float">
            <text:p>6,3197</text:p>
          </table:table-cell>
          <table:table-cell office:value-type="float" office:value="1.0696" calcext:value-type="float">
            <text:p>1,0696</text:p>
          </table:table-cell>
          <table:table-cell table:number-columns-repeated="4"/>
        </table:table-row>
        <table:table-row table:style-name="ro1">
          <table:table-cell office:value-type="float" office:value="29.9719" calcext:value-type="float">
            <text:p>29,9719</text:p>
          </table:table-cell>
          <table:table-cell office:value-type="float" office:value="45" calcext:value-type="float">
            <text:p>45</text:p>
          </table:table-cell>
          <table:table-cell office:value-type="float" office:value="6.3206" calcext:value-type="float">
            <text:p>6,3206</text:p>
          </table:table-cell>
          <table:table-cell office:value-type="float" office:value="1.0696" calcext:value-type="float">
            <text:p>1,0696</text:p>
          </table:table-cell>
          <table:table-cell table:number-columns-repeated="4"/>
        </table:table-row>
        <table:table-row table:style-name="ro1">
          <table:table-cell office:value-type="float" office:value="-7.0798" calcext:value-type="float">
            <text:p>-7,0798</text:p>
          </table:table-cell>
          <table:table-cell office:value-type="float" office:value="60" calcext:value-type="float">
            <text:p>60</text:p>
          </table:table-cell>
          <table:table-cell office:value-type="float" office:value="3.9047" calcext:value-type="float">
            <text:p>3,9047</text:p>
          </table:table-cell>
          <table:table-cell office:value-type="float" office:value="2.1896" calcext:value-type="float">
            <text:p>2,1896</text:p>
          </table:table-cell>
          <table:table-cell table:number-columns-repeated="4"/>
        </table:table-row>
        <table:table-row table:style-name="ro1">
          <table:table-cell office:value-type="float" office:value="-7.0295" calcext:value-type="float">
            <text:p>-7,0295</text:p>
          </table:table-cell>
          <table:table-cell office:value-type="float" office:value="60" calcext:value-type="float">
            <text:p>60</text:p>
          </table:table-cell>
          <table:table-cell office:value-type="float" office:value="3.8899" calcext:value-type="float">
            <text:p>3,8899</text:p>
          </table:table-cell>
          <table:table-cell office:value-type="float" office:value="2.1854" calcext:value-type="float">
            <text:p>2,1854</text:p>
          </table:table-cell>
          <table:table-cell table:number-columns-repeated="4"/>
        </table:table-row>
        <table:table-row table:style-name="ro1">
          <table:table-cell office:value-type="float" office:value="-7.0274" calcext:value-type="float">
            <text:p>-7,0274</text:p>
          </table:table-cell>
          <table:table-cell office:value-type="float" office:value="60" calcext:value-type="float">
            <text:p>60</text:p>
          </table:table-cell>
          <table:table-cell office:value-type="float" office:value="3.8892" calcext:value-type="float">
            <text:p>3,8892</text:p>
          </table:table-cell>
          <table:table-cell office:value-type="float" office:value="2.1852" calcext:value-type="float">
            <text:p>2,1852</text:p>
          </table:table-cell>
          <table:table-cell table:number-columns-repeated="4"/>
        </table:table-row>
        <table:table-row table:style-name="ro1">
          <table:table-cell office:value-type="float" office:value="-7.0095" calcext:value-type="float">
            <text:p>-7,0095</text:p>
          </table:table-cell>
          <table:table-cell office:value-type="float" office:value="60" calcext:value-type="float">
            <text:p>60</text:p>
          </table:table-cell>
          <table:table-cell office:value-type="float" office:value="3.8839" calcext:value-type="float">
            <text:p>3,8839</text:p>
          </table:table-cell>
          <table:table-cell office:value-type="float" office:value="2.1837" calcext:value-type="float">
            <text:p>2,1837</text:p>
          </table:table-cell>
          <table:table-cell table:number-columns-repeated="4"/>
        </table:table-row>
        <table:table-row table:style-name="ro1">
          <table:table-cell office:value-type="float" office:value="-6.4015" calcext:value-type="float">
            <text:p>-6,4015</text:p>
          </table:table-cell>
          <table:table-cell office:value-type="float" office:value="60" calcext:value-type="float">
            <text:p>60</text:p>
          </table:table-cell>
          <table:table-cell office:value-type="float" office:value="3.7098" calcext:value-type="float">
            <text:p>3,7098</text:p>
          </table:table-cell>
          <table:table-cell office:value-type="float" office:value="2.1321" calcext:value-type="float">
            <text:p>2,1321</text:p>
          </table:table-cell>
          <table:table-cell table:number-columns-repeated="4"/>
        </table:table-row>
        <table:table-row table:style-name="ro1">
          <table:table-cell office:value-type="float" office:value="-6.3647" calcext:value-type="float">
            <text:p>-6,3647</text:p>
          </table:table-cell>
          <table:table-cell office:value-type="float" office:value="60" calcext:value-type="float">
            <text:p>60</text:p>
          </table:table-cell>
          <table:table-cell office:value-type="float" office:value="3.6999" calcext:value-type="float">
            <text:p>3,6999</text:p>
          </table:table-cell>
          <table:table-cell office:value-type="float" office:value="2.129" calcext:value-type="float">
            <text:p>2,129</text:p>
          </table:table-cell>
          <table:table-cell table:number-columns-repeated="4"/>
        </table:table-row>
        <table:table-row table:style-name="ro1">
          <table:table-cell office:value-type="float" office:value="-5.7952" calcext:value-type="float">
            <text:p>-5,7952</text:p>
          </table:table-cell>
          <table:table-cell office:value-type="float" office:value="60" calcext:value-type="float">
            <text:p>60</text:p>
          </table:table-cell>
          <table:table-cell office:value-type="float" office:value="3.5573" calcext:value-type="float">
            <text:p>3,5573</text:p>
          </table:table-cell>
          <table:table-cell office:value-type="float" office:value="2.0806" calcext:value-type="float">
            <text:p>2,0806</text:p>
          </table:table-cell>
          <table:table-cell table:number-columns-repeated="4"/>
        </table:table-row>
        <table:table-row table:style-name="ro1">
          <table:table-cell office:value-type="float" office:value="-4.6471" calcext:value-type="float">
            <text:p>-4,6471</text:p>
          </table:table-cell>
          <table:table-cell office:value-type="float" office:value="60" calcext:value-type="float">
            <text:p>60</text:p>
          </table:table-cell>
          <table:table-cell office:value-type="float" office:value="3.3209" calcext:value-type="float">
            <text:p>3,3209</text:p>
          </table:table-cell>
          <table:table-cell office:value-type="float" office:value="1.983" calcext:value-type="float">
            <text:p>1,983</text:p>
          </table:table-cell>
          <table:table-cell table:number-columns-repeated="4"/>
        </table:table-row>
        <table:table-row table:style-name="ro1">
          <table:table-cell office:value-type="float" office:value="-4.1157" calcext:value-type="float">
            <text:p>-4,1157</text:p>
          </table:table-cell>
          <table:table-cell office:value-type="float" office:value="60" calcext:value-type="float">
            <text:p>60</text:p>
          </table:table-cell>
          <table:table-cell office:value-type="float" office:value="3.2261" calcext:value-type="float">
            <text:p>3,2261</text:p>
          </table:table-cell>
          <table:table-cell office:value-type="float" office:value="1.9377" calcext:value-type="float">
            <text:p>1,9377</text:p>
          </table:table-cell>
          <table:table-cell table:number-columns-repeated="4"/>
        </table:table-row>
        <table:table-row table:style-name="ro1">
          <table:table-cell office:value-type="float" office:value="-3.8707" calcext:value-type="float">
            <text:p>-3,8707</text:p>
          </table:table-cell>
          <table:table-cell office:value-type="float" office:value="60" calcext:value-type="float">
            <text:p>60</text:p>
          </table:table-cell>
          <table:table-cell office:value-type="float" office:value="3.184" calcext:value-type="float">
            <text:p>3,184</text:p>
          </table:table-cell>
          <table:table-cell office:value-type="float" office:value="1.9168" calcext:value-type="float">
            <text:p>1,9168</text:p>
          </table:table-cell>
          <table:table-cell table:number-columns-repeated="4"/>
        </table:table-row>
        <table:table-row table:style-name="ro1">
          <table:table-cell office:value-type="float" office:value="-3.7109" calcext:value-type="float">
            <text:p>-3,7109</text:p>
          </table:table-cell>
          <table:table-cell office:value-type="float" office:value="60" calcext:value-type="float">
            <text:p>60</text:p>
          </table:table-cell>
          <table:table-cell office:value-type="float" office:value="3.157" calcext:value-type="float">
            <text:p>3,157</text:p>
          </table:table-cell>
          <table:table-cell office:value-type="float" office:value="1.9031" calcext:value-type="float">
            <text:p>1,9031</text:p>
          </table:table-cell>
          <table:table-cell table:number-columns-repeated="4"/>
        </table:table-row>
        <table:table-row table:style-name="ro1">
          <table:table-cell office:value-type="float" office:value="-1.1073" calcext:value-type="float">
            <text:p>-1,1073</text:p>
          </table:table-cell>
          <table:table-cell office:value-type="float" office:value="60" calcext:value-type="float">
            <text:p>60</text:p>
          </table:table-cell>
          <table:table-cell office:value-type="float" office:value="2.7336" calcext:value-type="float">
            <text:p>2,7336</text:p>
          </table:table-cell>
          <table:table-cell office:value-type="float" office:value="1.6778" calcext:value-type="float">
            <text:p>1,6778</text:p>
          </table:table-cell>
          <table:table-cell table:number-columns-repeated="4"/>
        </table:table-row>
        <table:table-row table:style-name="ro1">
          <table:table-cell office:value-type="float" office:value="-1.074" calcext:value-type="float">
            <text:p>-1,074</text:p>
          </table:table-cell>
          <table:table-cell office:value-type="float" office:value="60" calcext:value-type="float">
            <text:p>60</text:p>
          </table:table-cell>
          <table:table-cell office:value-type="float" office:value="2.7281" calcext:value-type="float">
            <text:p>2,7281</text:p>
          </table:table-cell>
          <table:table-cell office:value-type="float" office:value="1.6749" calcext:value-type="float">
            <text:p>1,6749</text:p>
          </table:table-cell>
          <table:table-cell table:number-columns-repeated="4"/>
        </table:table-row>
        <table:table-row table:style-name="ro1">
          <table:table-cell office:value-type="float" office:value="-0.5452" calcext:value-type="float">
            <text:p>-0,5452</text:p>
          </table:table-cell>
          <table:table-cell office:value-type="float" office:value="60" calcext:value-type="float">
            <text:p>60</text:p>
          </table:table-cell>
          <table:table-cell office:value-type="float" office:value="2.639" calcext:value-type="float">
            <text:p>2,639</text:p>
          </table:table-cell>
          <table:table-cell office:value-type="float" office:value="1.628" calcext:value-type="float">
            <text:p>1,628</text:p>
          </table:table-cell>
          <table:table-cell table:number-columns-repeated="4"/>
        </table:table-row>
        <table:table-row table:style-name="ro1">
          <table:table-cell office:value-type="float" office:value="-0.1405" calcext:value-type="float">
            <text:p>-0,1405</text:p>
          </table:table-cell>
          <table:table-cell office:value-type="float" office:value="60" calcext:value-type="float">
            <text:p>60</text:p>
          </table:table-cell>
          <table:table-cell office:value-type="float" office:value="2.566" calcext:value-type="float">
            <text:p>2,566</text:p>
          </table:table-cell>
          <table:table-cell office:value-type="float" office:value="1.5916" calcext:value-type="float">
            <text:p>1,5916</text:p>
          </table:table-cell>
          <table:table-cell table:number-columns-repeated="4"/>
        </table:table-row>
        <table:table-row table:style-name="ro1">
          <table:table-cell office:value-type="float" office:value="0.4313" calcext:value-type="float">
            <text:p>0,4313</text:p>
          </table:table-cell>
          <table:table-cell office:value-type="float" office:value="60" calcext:value-type="float">
            <text:p>60</text:p>
          </table:table-cell>
          <table:table-cell office:value-type="float" office:value="2.4497" calcext:value-type="float">
            <text:p>2,4497</text:p>
          </table:table-cell>
          <table:table-cell office:value-type="float" office:value="1.539" calcext:value-type="float">
            <text:p>1,539</text:p>
          </table:table-cell>
          <table:table-cell table:number-columns-repeated="4"/>
        </table:table-row>
        <table:table-row table:style-name="ro1">
          <table:table-cell office:value-type="float" office:value="0.7101" calcext:value-type="float">
            <text:p>0,7101</text:p>
          </table:table-cell>
          <table:table-cell office:value-type="float" office:value="60" calcext:value-type="float">
            <text:p>60</text:p>
          </table:table-cell>
          <table:table-cell office:value-type="float" office:value="2.3852" calcext:value-type="float">
            <text:p>2,3852</text:p>
          </table:table-cell>
          <table:table-cell office:value-type="float" office:value="1.5125" calcext:value-type="float">
            <text:p>1,5125</text:p>
          </table:table-cell>
          <table:table-cell table:number-columns-repeated="4"/>
        </table:table-row>
        <table:table-row table:style-name="ro1">
          <table:table-cell office:value-type="float" office:value="1.0167" calcext:value-type="float">
            <text:p>1,0167</text:p>
          </table:table-cell>
          <table:table-cell office:value-type="float" office:value="60" calcext:value-type="float">
            <text:p>60</text:p>
          </table:table-cell>
          <table:table-cell office:value-type="float" office:value="2.3185" calcext:value-type="float">
            <text:p>2,3185</text:p>
          </table:table-cell>
          <table:table-cell office:value-type="float" office:value="1.4822" calcext:value-type="float">
            <text:p>1,4822</text:p>
          </table:table-cell>
          <table:table-cell table:number-columns-repeated="4"/>
        </table:table-row>
        <table:table-row table:style-name="ro1">
          <table:table-cell office:value-type="float" office:value="1.1316" calcext:value-type="float">
            <text:p>1,1316</text:p>
          </table:table-cell>
          <table:table-cell office:value-type="float" office:value="60" calcext:value-type="float">
            <text:p>60</text:p>
          </table:table-cell>
          <table:table-cell office:value-type="float" office:value="2.2985" calcext:value-type="float">
            <text:p>2,2985</text:p>
          </table:table-cell>
          <table:table-cell office:value-type="float" office:value="1.4705" calcext:value-type="float">
            <text:p>1,4705</text:p>
          </table:table-cell>
          <table:table-cell table:number-columns-repeated="4"/>
        </table:table-row>
        <table:table-row table:style-name="ro1">
          <table:table-cell office:value-type="float" office:value="1.1661" calcext:value-type="float">
            <text:p>1,1661</text:p>
          </table:table-cell>
          <table:table-cell office:value-type="float" office:value="60" calcext:value-type="float">
            <text:p>60</text:p>
          </table:table-cell>
          <table:table-cell office:value-type="float" office:value="2.2931" calcext:value-type="float">
            <text:p>2,2931</text:p>
          </table:table-cell>
          <table:table-cell office:value-type="float" office:value="1.4669" calcext:value-type="float">
            <text:p>1,4669</text:p>
          </table:table-cell>
          <table:table-cell table:number-columns-repeated="4"/>
        </table:table-row>
        <table:table-row table:style-name="ro1">
          <table:table-cell office:value-type="float" office:value="1.5465" calcext:value-type="float">
            <text:p>1,5465</text:p>
          </table:table-cell>
          <table:table-cell office:value-type="float" office:value="60" calcext:value-type="float">
            <text:p>60</text:p>
          </table:table-cell>
          <table:table-cell office:value-type="float" office:value="2.2556" calcext:value-type="float">
            <text:p>2,2556</text:p>
          </table:table-cell>
          <table:table-cell office:value-type="float" office:value="1.4252" calcext:value-type="float">
            <text:p>1,4252</text:p>
          </table:table-cell>
          <table:table-cell table:number-columns-repeated="4"/>
        </table:table-row>
        <table:table-row table:style-name="ro1">
          <table:table-cell office:value-type="float" office:value="1.9465" calcext:value-type="float">
            <text:p>1,9465</text:p>
          </table:table-cell>
          <table:table-cell office:value-type="float" office:value="60" calcext:value-type="float">
            <text:p>60</text:p>
          </table:table-cell>
          <table:table-cell office:value-type="float" office:value="2.2589" calcext:value-type="float">
            <text:p>2,2589</text:p>
          </table:table-cell>
          <table:table-cell office:value-type="float" office:value="1.3844" calcext:value-type="float">
            <text:p>1,3844</text:p>
          </table:table-cell>
          <table:table-cell table:number-columns-repeated="4"/>
        </table:table-row>
        <table:table-row table:style-name="ro1">
          <table:table-cell office:value-type="float" office:value="2.0016" calcext:value-type="float">
            <text:p>2,0016</text:p>
          </table:table-cell>
          <table:table-cell office:value-type="float" office:value="60" calcext:value-type="float">
            <text:p>60</text:p>
          </table:table-cell>
          <table:table-cell office:value-type="float" office:value="2.2627" calcext:value-type="float">
            <text:p>2,2627</text:p>
          </table:table-cell>
          <table:table-cell office:value-type="float" office:value="1.3875" calcext:value-type="float">
            <text:p>1,3875</text:p>
          </table:table-cell>
          <table:table-cell table:number-columns-repeated="4"/>
        </table:table-row>
        <table:table-row table:style-name="ro1">
          <table:table-cell office:value-type="float" office:value="2.2096" calcext:value-type="float">
            <text:p>2,2096</text:p>
          </table:table-cell>
          <table:table-cell office:value-type="float" office:value="60" calcext:value-type="float">
            <text:p>60</text:p>
          </table:table-cell>
          <table:table-cell office:value-type="float" office:value="2.2838" calcext:value-type="float">
            <text:p>2,2838</text:p>
          </table:table-cell>
          <table:table-cell office:value-type="float" office:value="1.3971" calcext:value-type="float">
            <text:p>1,3971</text:p>
          </table:table-cell>
          <table:table-cell table:number-columns-repeated="4"/>
        </table:table-row>
        <table:table-row table:style-name="ro1">
          <table:table-cell office:value-type="float" office:value="2.4595" calcext:value-type="float">
            <text:p>2,4595</text:p>
          </table:table-cell>
          <table:table-cell office:value-type="float" office:value="60" calcext:value-type="float">
            <text:p>60</text:p>
          </table:table-cell>
          <table:table-cell office:value-type="float" office:value="2.3231" calcext:value-type="float">
            <text:p>2,3231</text:p>
          </table:table-cell>
          <table:table-cell office:value-type="float" office:value="1.4083" calcext:value-type="float">
            <text:p>1,4083</text:p>
          </table:table-cell>
          <table:table-cell table:number-columns-repeated="4"/>
        </table:table-row>
        <table:table-row table:style-name="ro1">
          <table:table-cell office:value-type="float" office:value="2.5467" calcext:value-type="float">
            <text:p>2,5467</text:p>
          </table:table-cell>
          <table:table-cell office:value-type="float" office:value="60" calcext:value-type="float">
            <text:p>60</text:p>
          </table:table-cell>
          <table:table-cell office:value-type="float" office:value="2.3402" calcext:value-type="float">
            <text:p>2,3402</text:p>
          </table:table-cell>
          <table:table-cell office:value-type="float" office:value="1.4123" calcext:value-type="float">
            <text:p>1,4123</text:p>
          </table:table-cell>
          <table:table-cell table:number-columns-repeated="4"/>
        </table:table-row>
        <table:table-row table:style-name="ro1">
          <table:table-cell office:value-type="float" office:value="2.6816" calcext:value-type="float">
            <text:p>2,6816</text:p>
          </table:table-cell>
          <table:table-cell office:value-type="float" office:value="60" calcext:value-type="float">
            <text:p>60</text:p>
          </table:table-cell>
          <table:table-cell office:value-type="float" office:value="2.37" calcext:value-type="float">
            <text:p>2,37</text:p>
          </table:table-cell>
          <table:table-cell office:value-type="float" office:value="1.4191" calcext:value-type="float">
            <text:p>1,4191</text:p>
          </table:table-cell>
          <table:table-cell table:number-columns-repeated="4"/>
        </table:table-row>
        <table:table-row table:style-name="ro1">
          <table:table-cell office:value-type="float" office:value="3.2438" calcext:value-type="float">
            <text:p>3,2438</text:p>
          </table:table-cell>
          <table:table-cell office:value-type="float" office:value="60" calcext:value-type="float">
            <text:p>60</text:p>
          </table:table-cell>
          <table:table-cell office:value-type="float" office:value="2.5253" calcext:value-type="float">
            <text:p>2,5253</text:p>
          </table:table-cell>
          <table:table-cell office:value-type="float" office:value="1.4652" calcext:value-type="float">
            <text:p>1,4652</text:p>
          </table:table-cell>
          <table:table-cell table:number-columns-repeated="4"/>
        </table:table-row>
        <table:table-row table:style-name="ro1">
          <table:table-cell office:value-type="float" office:value="3.2992" calcext:value-type="float">
            <text:p>3,2992</text:p>
          </table:table-cell>
          <table:table-cell office:value-type="float" office:value="60" calcext:value-type="float">
            <text:p>60</text:p>
          </table:table-cell>
          <table:table-cell office:value-type="float" office:value="2.5425" calcext:value-type="float">
            <text:p>2,5425</text:p>
          </table:table-cell>
          <table:table-cell office:value-type="float" office:value="1.4872" calcext:value-type="float">
            <text:p>1,4872</text:p>
          </table:table-cell>
          <table:table-cell table:number-columns-repeated="4"/>
        </table:table-row>
        <table:table-row table:style-name="ro1">
          <table:table-cell office:value-type="float" office:value="4.2512" calcext:value-type="float">
            <text:p>4,2512</text:p>
          </table:table-cell>
          <table:table-cell office:value-type="float" office:value="60" calcext:value-type="float">
            <text:p>60</text:p>
          </table:table-cell>
          <table:table-cell office:value-type="float" office:value="2.8636" calcext:value-type="float">
            <text:p>2,8636</text:p>
          </table:table-cell>
          <table:table-cell office:value-type="float" office:value="1.54" calcext:value-type="float">
            <text:p>1,54</text:p>
          </table:table-cell>
          <table:table-cell table:number-columns-repeated="4"/>
        </table:table-row>
        <table:table-row table:style-name="ro1">
          <table:table-cell office:value-type="float" office:value="4.4554" calcext:value-type="float">
            <text:p>4,4554</text:p>
          </table:table-cell>
          <table:table-cell office:value-type="float" office:value="60" calcext:value-type="float">
            <text:p>60</text:p>
          </table:table-cell>
          <table:table-cell office:value-type="float" office:value="2.9344" calcext:value-type="float">
            <text:p>2,9344</text:p>
          </table:table-cell>
          <table:table-cell office:value-type="float" office:value="1.5439" calcext:value-type="float">
            <text:p>1,5439</text:p>
          </table:table-cell>
          <table:table-cell table:number-columns-repeated="4"/>
        </table:table-row>
        <table:table-row table:style-name="ro1">
          <table:table-cell office:value-type="float" office:value="4.6681" calcext:value-type="float">
            <text:p>4,6681</text:p>
          </table:table-cell>
          <table:table-cell office:value-type="float" office:value="60" calcext:value-type="float">
            <text:p>60</text:p>
          </table:table-cell>
          <table:table-cell office:value-type="float" office:value="3.0072" calcext:value-type="float">
            <text:p>3,0072</text:p>
          </table:table-cell>
          <table:table-cell office:value-type="float" office:value="1.5473" calcext:value-type="float">
            <text:p>1,5473</text:p>
          </table:table-cell>
          <table:table-cell table:number-columns-repeated="4"/>
        </table:table-row>
        <table:table-row table:style-name="ro1">
          <table:table-cell office:value-type="float" office:value="4.8485" calcext:value-type="float">
            <text:p>4,8485</text:p>
          </table:table-cell>
          <table:table-cell office:value-type="float" office:value="60" calcext:value-type="float">
            <text:p>60</text:p>
          </table:table-cell>
          <table:table-cell office:value-type="float" office:value="3.0676" calcext:value-type="float">
            <text:p>3,0676</text:p>
          </table:table-cell>
          <table:table-cell office:value-type="float" office:value="1.5498" calcext:value-type="float">
            <text:p>1,5498</text:p>
          </table:table-cell>
          <table:table-cell table:number-columns-repeated="4"/>
        </table:table-row>
        <table:table-row table:style-name="ro1">
          <table:table-cell office:value-type="float" office:value="5.5424" calcext:value-type="float">
            <text:p>5,5424</text:p>
          </table:table-cell>
          <table:table-cell office:value-type="float" office:value="60" calcext:value-type="float">
            <text:p>60</text:p>
          </table:table-cell>
          <table:table-cell office:value-type="float" office:value="3.2811" calcext:value-type="float">
            <text:p>3,2811</text:p>
          </table:table-cell>
          <table:table-cell office:value-type="float" office:value="1.5576" calcext:value-type="float">
            <text:p>1,5576</text:p>
          </table:table-cell>
          <table:table-cell table:number-columns-repeated="4"/>
        </table:table-row>
        <table:table-row table:style-name="ro1">
          <table:table-cell office:value-type="float" office:value="6.9203" calcext:value-type="float">
            <text:p>6,9203</text:p>
          </table:table-cell>
          <table:table-cell office:value-type="float" office:value="60" calcext:value-type="float">
            <text:p>60</text:p>
          </table:table-cell>
          <table:table-cell office:value-type="float" office:value="3.5984" calcext:value-type="float">
            <text:p>3,5984</text:p>
          </table:table-cell>
          <table:table-cell office:value-type="float" office:value="1.5674" calcext:value-type="float">
            <text:p>1,5674</text:p>
          </table:table-cell>
          <table:table-cell table:number-columns-repeated="4"/>
        </table:table-row>
        <table:table-row table:style-name="ro1">
          <table:table-cell office:value-type="float" office:value="6.9771" calcext:value-type="float">
            <text:p>6,9771</text:p>
          </table:table-cell>
          <table:table-cell office:value-type="float" office:value="60" calcext:value-type="float">
            <text:p>60</text:p>
          </table:table-cell>
          <table:table-cell office:value-type="float" office:value="3.6082" calcext:value-type="float">
            <text:p>3,6082</text:p>
          </table:table-cell>
          <table:table-cell office:value-type="float" office:value="1.5677" calcext:value-type="float">
            <text:p>1,5677</text:p>
          </table:table-cell>
          <table:table-cell table:number-columns-repeated="4"/>
        </table:table-row>
        <table:table-row table:style-name="ro1">
          <table:table-cell office:value-type="float" office:value="7.072" calcext:value-type="float">
            <text:p>7,072</text:p>
          </table:table-cell>
          <table:table-cell office:value-type="float" office:value="60" calcext:value-type="float">
            <text:p>60</text:p>
          </table:table-cell>
          <table:table-cell office:value-type="float" office:value="3.624" calcext:value-type="float">
            <text:p>3,624</text:p>
          </table:table-cell>
          <table:table-cell office:value-type="float" office:value="1.5682" calcext:value-type="float">
            <text:p>1,5682</text:p>
          </table:table-cell>
          <table:table-cell table:number-columns-repeated="4"/>
        </table:table-row>
        <table:table-row table:style-name="ro1">
          <table:table-cell office:value-type="float" office:value="7.4494" calcext:value-type="float">
            <text:p>7,4494</text:p>
          </table:table-cell>
          <table:table-cell office:value-type="float" office:value="60" calcext:value-type="float">
            <text:p>60</text:p>
          </table:table-cell>
          <table:table-cell office:value-type="float" office:value="3.6802" calcext:value-type="float">
            <text:p>3,6802</text:p>
          </table:table-cell>
          <table:table-cell office:value-type="float" office:value="1.5701" calcext:value-type="float">
            <text:p>1,5701</text:p>
          </table:table-cell>
          <table:table-cell table:number-columns-repeated="4"/>
        </table:table-row>
        <table:table-row table:style-name="ro1">
          <table:table-cell office:value-type="float" office:value="8.1022" calcext:value-type="float">
            <text:p>8,1022</text:p>
          </table:table-cell>
          <table:table-cell office:value-type="float" office:value="60" calcext:value-type="float">
            <text:p>60</text:p>
          </table:table-cell>
          <table:table-cell office:value-type="float" office:value="3.7563" calcext:value-type="float">
            <text:p>3,7563</text:p>
          </table:table-cell>
          <table:table-cell office:value-type="float" office:value="1.5728" calcext:value-type="float">
            <text:p>1,5728</text:p>
          </table:table-cell>
          <table:table-cell table:number-columns-repeated="4"/>
        </table:table-row>
        <table:table-row table:style-name="ro1">
          <table:table-cell office:value-type="float" office:value="8.3569" calcext:value-type="float">
            <text:p>8,3569</text:p>
          </table:table-cell>
          <table:table-cell office:value-type="float" office:value="60" calcext:value-type="float">
            <text:p>60</text:p>
          </table:table-cell>
          <table:table-cell office:value-type="float" office:value="3.7797" calcext:value-type="float">
            <text:p>3,7797</text:p>
          </table:table-cell>
          <table:table-cell office:value-type="float" office:value="1.5737" calcext:value-type="float">
            <text:p>1,5737</text:p>
          </table:table-cell>
          <table:table-cell table:number-columns-repeated="4"/>
        </table:table-row>
        <table:table-row table:style-name="ro1">
          <table:table-cell office:value-type="float" office:value="8.4629" calcext:value-type="float">
            <text:p>8,4629</text:p>
          </table:table-cell>
          <table:table-cell office:value-type="float" office:value="60" calcext:value-type="float">
            <text:p>60</text:p>
          </table:table-cell>
          <table:table-cell office:value-type="float" office:value="3.7884" calcext:value-type="float">
            <text:p>3,7884</text:p>
          </table:table-cell>
          <table:table-cell office:value-type="float" office:value="1.5741" calcext:value-type="float">
            <text:p>1,5741</text:p>
          </table:table-cell>
          <table:table-cell table:number-columns-repeated="4"/>
        </table:table-row>
        <table:table-row table:style-name="ro1">
          <table:table-cell office:value-type="float" office:value="8.8696" calcext:value-type="float">
            <text:p>8,8696</text:p>
          </table:table-cell>
          <table:table-cell office:value-type="float" office:value="60" calcext:value-type="float">
            <text:p>60</text:p>
          </table:table-cell>
          <table:table-cell office:value-type="float" office:value="3.8168" calcext:value-type="float">
            <text:p>3,8168</text:p>
          </table:table-cell>
          <table:table-cell office:value-type="float" office:value="1.5755" calcext:value-type="float">
            <text:p>1,5755</text:p>
          </table:table-cell>
          <table:table-cell table:number-columns-repeated="4"/>
        </table:table-row>
        <table:table-row table:style-name="ro1">
          <table:table-cell office:value-type="float" office:value="9.6949" calcext:value-type="float">
            <text:p>9,6949</text:p>
          </table:table-cell>
          <table:table-cell office:value-type="float" office:value="60" calcext:value-type="float">
            <text:p>60</text:p>
          </table:table-cell>
          <table:table-cell office:value-type="float" office:value="3.8557" calcext:value-type="float">
            <text:p>3,8557</text:p>
          </table:table-cell>
          <table:table-cell office:value-type="float" office:value="1.5778" calcext:value-type="float">
            <text:p>1,5778</text:p>
          </table:table-cell>
          <table:table-cell table:number-columns-repeated="4"/>
        </table:table-row>
        <table:table-row table:style-name="ro1">
          <table:table-cell office:value-type="float" office:value="9.7144" calcext:value-type="float">
            <text:p>9,7144</text:p>
          </table:table-cell>
          <table:table-cell office:value-type="float" office:value="60" calcext:value-type="float">
            <text:p>60</text:p>
          </table:table-cell>
          <table:table-cell office:value-type="float" office:value="3.8566" calcext:value-type="float">
            <text:p>3,8566</text:p>
          </table:table-cell>
          <table:table-cell office:value-type="float" office:value="1.5779" calcext:value-type="float">
            <text:p>1,5779</text:p>
          </table:table-cell>
          <table:table-cell table:number-columns-repeated="4"/>
        </table:table-row>
        <table:table-row table:style-name="ro1">
          <table:table-cell office:value-type="float" office:value="10.6518" calcext:value-type="float">
            <text:p>10,6518</text:p>
          </table:table-cell>
          <table:table-cell office:value-type="float" office:value="60" calcext:value-type="float">
            <text:p>60</text:p>
          </table:table-cell>
          <table:table-cell office:value-type="float" office:value="3.9112" calcext:value-type="float">
            <text:p>3,9112</text:p>
          </table:table-cell>
          <table:table-cell office:value-type="float" office:value="1.5801" calcext:value-type="float">
            <text:p>1,5801</text:p>
          </table:table-cell>
          <table:table-cell table:number-columns-repeated="4"/>
        </table:table-row>
        <table:table-row table:style-name="ro1">
          <table:table-cell office:value-type="float" office:value="11.093" calcext:value-type="float">
            <text:p>11,093</text:p>
          </table:table-cell>
          <table:table-cell office:value-type="float" office:value="60" calcext:value-type="float">
            <text:p>60</text:p>
          </table:table-cell>
          <table:table-cell office:value-type="float" office:value="3.9429" calcext:value-type="float">
            <text:p>3,9429</text:p>
          </table:table-cell>
          <table:table-cell office:value-type="float" office:value="1.5809" calcext:value-type="float">
            <text:p>1,5809</text:p>
          </table:table-cell>
          <table:table-cell table:number-columns-repeated="4"/>
        </table:table-row>
        <table:table-row table:style-name="ro1">
          <table:table-cell office:value-type="float" office:value="13.0641" calcext:value-type="float">
            <text:p>13,0641</text:p>
          </table:table-cell>
          <table:table-cell office:value-type="float" office:value="60" calcext:value-type="float">
            <text:p>60</text:p>
          </table:table-cell>
          <table:table-cell office:value-type="float" office:value="4.1025" calcext:value-type="float">
            <text:p>4,1025</text:p>
          </table:table-cell>
          <table:table-cell office:value-type="float" office:value="1.584" calcext:value-type="float">
            <text:p>1,584</text:p>
          </table:table-cell>
          <table:table-cell table:number-columns-repeated="4"/>
        </table:table-row>
        <table:table-row table:style-name="ro1">
          <table:table-cell office:value-type="float" office:value="13.0923" calcext:value-type="float">
            <text:p>13,0923</text:p>
          </table:table-cell>
          <table:table-cell office:value-type="float" office:value="60" calcext:value-type="float">
            <text:p>60</text:p>
          </table:table-cell>
          <table:table-cell office:value-type="float" office:value="4.1049" calcext:value-type="float">
            <text:p>4,1049</text:p>
          </table:table-cell>
          <table:table-cell office:value-type="float" office:value="1.584" calcext:value-type="float">
            <text:p>1,584</text:p>
          </table:table-cell>
          <table:table-cell table:number-columns-repeated="4"/>
        </table:table-row>
        <table:table-row table:style-name="ro1">
          <table:table-cell office:value-type="float" office:value="14.3643" calcext:value-type="float">
            <text:p>14,3643</text:p>
          </table:table-cell>
          <table:table-cell office:value-type="float" office:value="60" calcext:value-type="float">
            <text:p>60</text:p>
          </table:table-cell>
          <table:table-cell office:value-type="float" office:value="4.216" calcext:value-type="float">
            <text:p>4,216</text:p>
          </table:table-cell>
          <table:table-cell office:value-type="float" office:value="1.5853" calcext:value-type="float">
            <text:p>1,5853</text:p>
          </table:table-cell>
          <table:table-cell table:number-columns-repeated="4"/>
        </table:table-row>
        <table:table-row table:style-name="ro1">
          <table:table-cell office:value-type="float" office:value="14.5788" calcext:value-type="float">
            <text:p>14,5788</text:p>
          </table:table-cell>
          <table:table-cell office:value-type="float" office:value="60" calcext:value-type="float">
            <text:p>60</text:p>
          </table:table-cell>
          <table:table-cell office:value-type="float" office:value="4.2352" calcext:value-type="float">
            <text:p>4,2352</text:p>
          </table:table-cell>
          <table:table-cell office:value-type="float" office:value="1.5855" calcext:value-type="float">
            <text:p>1,5855</text:p>
          </table:table-cell>
          <table:table-cell table:number-columns-repeated="4"/>
        </table:table-row>
        <table:table-row table:style-name="ro1">
          <table:table-cell office:value-type="float" office:value="16.1406" calcext:value-type="float">
            <text:p>16,1406</text:p>
          </table:table-cell>
          <table:table-cell office:value-type="float" office:value="60" calcext:value-type="float">
            <text:p>60</text:p>
          </table:table-cell>
          <table:table-cell office:value-type="float" office:value="4.3777" calcext:value-type="float">
            <text:p>4,3777</text:p>
          </table:table-cell>
          <table:table-cell office:value-type="float" office:value="1.5864" calcext:value-type="float">
            <text:p>1,5864</text:p>
          </table:table-cell>
          <table:table-cell table:number-columns-repeated="4"/>
        </table:table-row>
        <table:table-row table:style-name="ro1">
          <table:table-cell office:value-type="float" office:value="17.4708" calcext:value-type="float">
            <text:p>17,4708</text:p>
          </table:table-cell>
          <table:table-cell office:value-type="float" office:value="60" calcext:value-type="float">
            <text:p>60</text:p>
          </table:table-cell>
          <table:table-cell office:value-type="float" office:value="4.5008" calcext:value-type="float">
            <text:p>4,5008</text:p>
          </table:table-cell>
          <table:table-cell office:value-type="float" office:value="1.5868" calcext:value-type="float">
            <text:p>1,5868</text:p>
          </table:table-cell>
          <table:table-cell table:number-columns-repeated="4"/>
        </table:table-row>
        <table:table-row table:style-name="ro1">
          <table:table-cell office:value-type="float" office:value="17.8015" calcext:value-type="float">
            <text:p>17,8015</text:p>
          </table:table-cell>
          <table:table-cell office:value-type="float" office:value="60" calcext:value-type="float">
            <text:p>60</text:p>
          </table:table-cell>
          <table:table-cell office:value-type="float" office:value="4.5313" calcext:value-type="float">
            <text:p>4,5313</text:p>
          </table:table-cell>
          <table:table-cell office:value-type="float" office:value="1.5868" calcext:value-type="float">
            <text:p>1,5868</text:p>
          </table:table-cell>
          <table:table-cell table:number-columns-repeated="4"/>
        </table:table-row>
        <table:table-row table:style-name="ro1">
          <table:table-cell office:value-type="float" office:value="18.6793" calcext:value-type="float">
            <text:p>18,6793</text:p>
          </table:table-cell>
          <table:table-cell office:value-type="float" office:value="60" calcext:value-type="float">
            <text:p>60</text:p>
          </table:table-cell>
          <table:table-cell office:value-type="float" office:value="4.6111" calcext:value-type="float">
            <text:p>4,6111</text:p>
          </table:table-cell>
          <table:table-cell office:value-type="float" office:value="1.5868" calcext:value-type="float">
            <text:p>1,5868</text:p>
          </table:table-cell>
          <table:table-cell table:number-columns-repeated="4"/>
        </table:table-row>
        <table:table-row table:style-name="ro1">
          <table:table-cell office:value-type="float" office:value="20.2248" calcext:value-type="float">
            <text:p>20,2248</text:p>
          </table:table-cell>
          <table:table-cell office:value-type="float" office:value="60" calcext:value-type="float">
            <text:p>60</text:p>
          </table:table-cell>
          <table:table-cell office:value-type="float" office:value="4.745" calcext:value-type="float">
            <text:p>4,745</text:p>
          </table:table-cell>
          <table:table-cell office:value-type="float" office:value="1.5863" calcext:value-type="float">
            <text:p>1,5863</text:p>
          </table:table-cell>
          <table:table-cell table:number-columns-repeated="4"/>
        </table:table-row>
        <table:table-row table:style-name="ro1">
          <table:table-cell office:value-type="float" office:value="21.4181" calcext:value-type="float">
            <text:p>21,4181</text:p>
          </table:table-cell>
          <table:table-cell office:value-type="float" office:value="60" calcext:value-type="float">
            <text:p>60</text:p>
          </table:table-cell>
          <table:table-cell office:value-type="float" office:value="4.8488" calcext:value-type="float">
            <text:p>4,8488</text:p>
          </table:table-cell>
          <table:table-cell office:value-type="float" office:value="1.5856" calcext:value-type="float">
            <text:p>1,5856</text:p>
          </table:table-cell>
          <table:table-cell table:number-columns-repeated="4"/>
        </table:table-row>
        <table:table-row table:style-name="ro1">
          <table:table-cell office:value-type="float" office:value="21.9343" calcext:value-type="float">
            <text:p>21,9343</text:p>
          </table:table-cell>
          <table:table-cell office:value-type="float" office:value="60" calcext:value-type="float">
            <text:p>60</text:p>
          </table:table-cell>
          <table:table-cell office:value-type="float" office:value="4.895" calcext:value-type="float">
            <text:p>4,895</text:p>
          </table:table-cell>
          <table:table-cell office:value-type="float" office:value="1.5851" calcext:value-type="float">
            <text:p>1,5851</text:p>
          </table:table-cell>
          <table:table-cell table:number-columns-repeated="4"/>
        </table:table-row>
        <table:table-row table:style-name="ro1">
          <table:table-cell office:value-type="float" office:value="22.2593" calcext:value-type="float">
            <text:p>22,2593</text:p>
          </table:table-cell>
          <table:table-cell office:value-type="float" office:value="60" calcext:value-type="float">
            <text:p>60</text:p>
          </table:table-cell>
          <table:table-cell office:value-type="float" office:value="4.9244" calcext:value-type="float">
            <text:p>4,9244</text:p>
          </table:table-cell>
          <table:table-cell office:value-type="float" office:value="1.5848" calcext:value-type="float">
            <text:p>1,5848</text:p>
          </table:table-cell>
          <table:table-cell table:number-columns-repeated="4"/>
        </table:table-row>
        <table:table-row table:style-name="ro1">
          <table:table-cell office:value-type="float" office:value="22.4004" calcext:value-type="float">
            <text:p>22,4004</text:p>
          </table:table-cell>
          <table:table-cell office:value-type="float" office:value="60" calcext:value-type="float">
            <text:p>60</text:p>
          </table:table-cell>
          <table:table-cell office:value-type="float" office:value="4.9373" calcext:value-type="float">
            <text:p>4,9373</text:p>
          </table:table-cell>
          <table:table-cell office:value-type="float" office:value="1.5846" calcext:value-type="float">
            <text:p>1,5846</text:p>
          </table:table-cell>
          <table:table-cell table:number-columns-repeated="4"/>
        </table:table-row>
        <table:table-row table:style-name="ro1">
          <table:table-cell office:value-type="float" office:value="23.345" calcext:value-type="float">
            <text:p>23,345</text:p>
          </table:table-cell>
          <table:table-cell office:value-type="float" office:value="60" calcext:value-type="float">
            <text:p>60</text:p>
          </table:table-cell>
          <table:table-cell office:value-type="float" office:value="5.0244" calcext:value-type="float">
            <text:p>5,0244</text:p>
          </table:table-cell>
          <table:table-cell office:value-type="float" office:value="1.5833" calcext:value-type="float">
            <text:p>1,5833</text:p>
          </table:table-cell>
          <table:table-cell table:number-columns-repeated="4"/>
        </table:table-row>
        <table:table-row table:style-name="ro1">
          <table:table-cell office:value-type="float" office:value="26.4352" calcext:value-type="float">
            <text:p>26,4352</text:p>
          </table:table-cell>
          <table:table-cell office:value-type="float" office:value="60" calcext:value-type="float">
            <text:p>60</text:p>
          </table:table-cell>
          <table:table-cell office:value-type="float" office:value="5.317" calcext:value-type="float">
            <text:p>5,317</text:p>
          </table:table-cell>
          <table:table-cell office:value-type="float" office:value="1.5487" calcext:value-type="float">
            <text:p>1,5487</text:p>
          </table:table-cell>
          <table:table-cell table:number-columns-repeated="4"/>
        </table:table-row>
        <table:table-row table:style-name="ro1">
          <table:table-cell office:value-type="float" office:value="26.6094" calcext:value-type="float">
            <text:p>26,6094</text:p>
          </table:table-cell>
          <table:table-cell office:value-type="float" office:value="60" calcext:value-type="float">
            <text:p>60</text:p>
          </table:table-cell>
          <table:table-cell office:value-type="float" office:value="5.3338" calcext:value-type="float">
            <text:p>5,3338</text:p>
          </table:table-cell>
          <table:table-cell office:value-type="float" office:value="1.5423" calcext:value-type="float">
            <text:p>1,5423</text:p>
          </table:table-cell>
          <table:table-cell table:number-columns-repeated="4"/>
        </table:table-row>
        <table:table-row table:style-name="ro1">
          <table:table-cell office:value-type="float" office:value="26.9418" calcext:value-type="float">
            <text:p>26,9418</text:p>
          </table:table-cell>
          <table:table-cell office:value-type="float" office:value="60" calcext:value-type="float">
            <text:p>60</text:p>
          </table:table-cell>
          <table:table-cell office:value-type="float" office:value="5.3659" calcext:value-type="float">
            <text:p>5,3659</text:p>
          </table:table-cell>
          <table:table-cell office:value-type="float" office:value="1.5347" calcext:value-type="float">
            <text:p>1,5347</text:p>
          </table:table-cell>
          <table:table-cell table:number-columns-repeated="4"/>
        </table:table-row>
        <table:table-row table:style-name="ro1">
          <table:table-cell office:value-type="float" office:value="27.8737" calcext:value-type="float">
            <text:p>27,8737</text:p>
          </table:table-cell>
          <table:table-cell office:value-type="float" office:value="60" calcext:value-type="float">
            <text:p>60</text:p>
          </table:table-cell>
          <table:table-cell office:value-type="float" office:value="5.4568" calcext:value-type="float">
            <text:p>5,4568</text:p>
          </table:table-cell>
          <table:table-cell office:value-type="float" office:value="1.5197" calcext:value-type="float">
            <text:p>1,5197</text:p>
          </table:table-cell>
          <table:table-cell table:number-columns-repeated="4"/>
        </table:table-row>
        <table:table-row table:style-name="ro1">
          <table:table-cell office:value-type="float" office:value="29.8333" calcext:value-type="float">
            <text:p>29,8333</text:p>
          </table:table-cell>
          <table:table-cell office:value-type="float" office:value="60" calcext:value-type="float">
            <text:p>60</text:p>
          </table:table-cell>
          <table:table-cell office:value-type="float" office:value="5.6645" calcext:value-type="float">
            <text:p>5,6645</text:p>
          </table:table-cell>
          <table:table-cell office:value-type="float" office:value="1.4944" calcext:value-type="float">
            <text:p>1,4944</text:p>
          </table:table-cell>
          <table:table-cell table:number-columns-repeated="4"/>
        </table:table-row>
        <table:table-row table:style-name="ro1">
          <table:table-cell office:value-type="float" office:value="29.9239" calcext:value-type="float">
            <text:p>29,9239</text:p>
          </table:table-cell>
          <table:table-cell office:value-type="float" office:value="60" calcext:value-type="float">
            <text:p>60</text:p>
          </table:table-cell>
          <table:table-cell office:value-type="float" office:value="5.6759" calcext:value-type="float">
            <text:p>5,6759</text:p>
          </table:table-cell>
          <table:table-cell office:value-type="float" office:value="1.4932" calcext:value-type="float">
            <text:p>1,4932</text:p>
          </table:table-cell>
          <table:table-cell table:number-columns-repeated="4"/>
        </table:table-row>
        <table:table-row table:style-name="ro1">
          <table:table-cell office:value-type="float" office:value="29.9416" calcext:value-type="float">
            <text:p>29,9416</text:p>
          </table:table-cell>
          <table:table-cell office:value-type="float" office:value="60" calcext:value-type="float">
            <text:p>60</text:p>
          </table:table-cell>
          <table:table-cell office:value-type="float" office:value="5.6779" calcext:value-type="float">
            <text:p>5,6779</text:p>
          </table:table-cell>
          <table:table-cell office:value-type="float" office:value="1.493" calcext:value-type="float">
            <text:p>1,493</text:p>
          </table:table-cell>
          <table:table-cell table:number-columns-repeated="4"/>
        </table:table-row>
        <table:table-row table:style-name="ro1">
          <table:table-cell office:value-type="float" office:value="29.9619" calcext:value-type="float">
            <text:p>29,9619</text:p>
          </table:table-cell>
          <table:table-cell office:value-type="float" office:value="60" calcext:value-type="float">
            <text:p>60</text:p>
          </table:table-cell>
          <table:table-cell office:value-type="float" office:value="5.6803" calcext:value-type="float">
            <text:p>5,6803</text:p>
          </table:table-cell>
          <table:table-cell office:value-type="float" office:value="1.4928" calcext:value-type="float">
            <text:p>1,4928</text:p>
          </table:table-cell>
          <table:table-cell table:number-columns-repeated="4"/>
        </table:table-row>
        <table:table-row table:style-name="ro1">
          <table:table-cell office:value-type="float" office:value="29.9644" calcext:value-type="float">
            <text:p>29,9644</text:p>
          </table:table-cell>
          <table:table-cell office:value-type="float" office:value="60" calcext:value-type="float">
            <text:p>60</text:p>
          </table:table-cell>
          <table:table-cell office:value-type="float" office:value="5.6806" calcext:value-type="float">
            <text:p>5,6806</text:p>
          </table:table-cell>
          <table:table-cell office:value-type="float" office:value="1.4927" calcext:value-type="float">
            <text:p>1,4927</text:p>
          </table:table-cell>
          <table:table-cell table:number-columns-repeated="4"/>
        </table:table-row>
        <table:table-row table:style-name="ro1">
          <table:table-cell office:value-type="float" office:value="29.9719" calcext:value-type="float">
            <text:p>29,9719</text:p>
          </table:table-cell>
          <table:table-cell office:value-type="float" office:value="60" calcext:value-type="float">
            <text:p>60</text:p>
          </table:table-cell>
          <table:table-cell office:value-type="float" office:value="5.6814" calcext:value-type="float">
            <text:p>5,6814</text:p>
          </table:table-cell>
          <table:table-cell office:value-type="float" office:value="1.4926" calcext:value-type="float">
            <text:p>1,49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6T15:23:46.634000000</dc:date>
    <meta:editing-duration>PT1M37S</meta:editing-duration>
    <meta:editing-cycles>1</meta:editing-cycles>
    <meta:document-statistic meta:table-count="1" meta:cell-count="948" meta:object-count="0"/>
    <meta:generator>LibreOffice/7.1.1.2$Windows_X86_64 LibreOffice_project/fe0b08f4af1bacafe4c7ecc87ce55bb426164676</meta:generator>
  </office:meta>
</office:document-meta>
</file>